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2492in"/>
    </style:style>
    <style:style style:name="co11" style:family="table-column">
      <style:table-column-properties fo:break-before="auto" style:column-width="1.0319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1.1457in"/>
    </style:style>
    <style:style style:name="co15" style:family="table-column">
      <style:table-column-properties fo:break-before="auto" style:column-width="1.0728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0.9591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3063in"/>
    </style:style>
    <style:style style:name="co20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08">
            <text:p>10.8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49">
            <text:p>14.9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41">
            <text:p>24.1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0577">
            <text:p>10577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1495">
            <text:p>11495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3658">
            <text:p>13658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2-21">
            <text:p>2020-12-21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91 - 1.09)">
            <text:p>(0.91 - 1.09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92">
            <text:p>0.92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13" table:number-columns-repeated="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column table:style-name="co15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88.875">
            <text:p>388.875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71035242290749">
            <text:p>0.057103524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20625352726135">
            <text:p>1.2062535273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4817969211054">
            <text:p>12.481796921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57.5">
            <text:p>457.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48837437457078">
            <text:p>0.0448837437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6104162199713">
            <text:p>1.161041622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5.7872052584595">
            <text:p>15.787205258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62">
            <text:p>762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703861075189359">
            <text:p>0.0703861075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5606161641434">
            <text:p>1.2560616164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1904288957577">
            <text:p>10.1904288958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83.875">
            <text:p>783.87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37121419761546">
            <text:p>0.053712142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9364708554005">
            <text:p>1.1936470855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2484024878434">
            <text:p>13.2484024878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33">
            <text:p>133</text:p>
          </table:table-cell>
          <table:table-cell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60">
            <text:p>7360</text:p>
          </table:table-cell>
          <table:table-cell office:value-type="float" office:value="13137">
            <text:p>13137</text:p>
          </table:table-cell>
          <table:table-cell office:value-type="float" office:value="58">
            <text:p>58</text:p>
          </table:table-cell>
          <table:table-cell office:value-type="float" office:value="469.25">
            <text:p>469.25</text:p>
          </table:table-cell>
          <table:table-cell office:value-type="float" office:value="487.125">
            <text:p>487.125</text:p>
          </table:table-cell>
          <table:table-cell office:value-type="float" office:value="0.012866015971606">
            <text:p>0.012866016</text:p>
          </table:table-cell>
          <table:table-cell office:value-type="float" office:value="0.0637567934782609">
            <text:p>0.0637567935</text:p>
          </table:table-cell>
          <table:table-cell office:value-type="float" office:value="0.037080383649235">
            <text:p>0.0370803836</text:p>
          </table:table-cell>
          <table:table-cell office:value-type="float" office:value="1.04535550325991">
            <text:p>1.0453555033</text:p>
          </table:table-cell>
          <table:table-cell office:value-type="float" office:value="1.23111603745459">
            <text:p>1.2311160375</text:p>
          </table:table-cell>
          <table:table-cell office:value-type="float" office:value="1.13247625428141">
            <text:p>1.1324762543</text:p>
          </table:table-cell>
          <table:table-cell office:value-type="float" office:value="0">
            <text:p>0</text:p>
          </table:table-cell>
          <table:table-cell office:value-type="float" office:value="11.2147421275957">
            <text:p>11.2147421276</text:p>
          </table:table-cell>
          <table:table-cell office:value-type="float" office:value="19.037566795398">
            <text:p>19.0375667954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476">
            <text:p>13476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734">
            <text:p>734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44672009498367">
            <text:p>0.0544672009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9644988824388">
            <text:p>1.1964498882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3.0694658694938">
            <text:p>13.0694658695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table:number-columns-repeated="2" office:value-type="float" office:value="110">
            <text:p>11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687">
            <text:p>14687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22.25">
            <text:p>722.2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491761421665418">
            <text:p>0.049176142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7685635178133">
            <text:p>1.1768563518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4389931090343">
            <text:p>14.438993109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222">
            <text:p>9222</text:p>
          </table:table-cell>
          <table:table-cell office:value-type="float" office:value="16587">
            <text:p>16587</text:p>
          </table:table-cell>
          <table:table-cell office:value-type="float" office:value="309.875">
            <text:p>309.875</text:p>
          </table:table-cell>
          <table:table-cell office:value-type="float" office:value="521.25">
            <text:p>521.25</text:p>
          </table:table-cell>
          <table:table-cell office:value-type="float" office:value="547.125">
            <text:p>547.125</text:p>
          </table:table-cell>
          <table:table-cell office:value-type="float" office:value="0.0584118755890669">
            <text:p>0.0584118756</text:p>
          </table:table-cell>
          <table:table-cell office:value-type="float" office:value="0.0565224463240078">
            <text:p>0.0565224463</text:p>
          </table:table-cell>
          <table:table-cell office:value-type="float" office:value="0.0329851691083379">
            <text:p>0.0329851691</text:p>
          </table:table-cell>
          <table:table-cell office:value-type="float" office:value="1.21112898109301">
            <text:p>1.2111289811</text:p>
          </table:table-cell>
          <table:table-cell office:value-type="float" office:value="1.20409034453339">
            <text:p>1.2040903445</text:p>
          </table:table-cell>
          <table:table-cell office:value-type="float" office:value="1.11758061378615">
            <text:p>1.1175806138</text:p>
          </table:table-cell>
          <table:table-cell office:value-type="float" office:value="12.2098401479195">
            <text:p>12.2098401479</text:p>
          </table:table-cell>
          <table:table-cell office:value-type="float" office:value="12.6066175775144">
            <text:p>12.6066175775</text:p>
          </table:table-cell>
          <table:table-cell office:value-type="float" office:value="21.3586031799596">
            <text:p>21.35860318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66">
            <text:p>9166</text:p>
          </table:table-cell>
          <table:table-cell office:value-type="float" office:value="16088">
            <text:p>16088</text:p>
          </table:table-cell>
          <table:table-cell office:value-type="float" office:value="357.75">
            <text:p>357.75</text:p>
          </table:table-cell>
          <table:table-cell office:value-type="float" office:value="591.375">
            <text:p>591.375</text:p>
          </table:table-cell>
          <table:table-cell office:value-type="float" office:value="341.375">
            <text:p>341.375</text:p>
          </table:table-cell>
          <table:table-cell office:value-type="float" office:value="0.0671578749765346">
            <text:p>0.067157875</text:p>
          </table:table-cell>
          <table:table-cell office:value-type="float" office:value="0.0645183286057168">
            <text:p>0.0645183286</text:p>
          </table:table-cell>
          <table:table-cell office:value-type="float" office:value="0.0212192317255097">
            <text:p>0.0212192317</text:p>
          </table:table-cell>
          <table:table-cell office:value-type="float" office:value="1.24389251555374">
            <text:p>1.2438925156</text:p>
          </table:table-cell>
          <table:table-cell office:value-type="float" office:value="1.23397287498312">
            <text:p>1.233972875</text:p>
          </table:table-cell>
          <table:table-cell office:value-type="float" office:value="1.07514981239752">
            <text:p>1.0751498124</text:p>
          </table:table-cell>
          <table:table-cell office:value-type="float" office:value="10.6639794837749">
            <text:p>10.6639794838</text:p>
          </table:table-cell>
          <table:table-cell office:value-type="float" office:value="11.0863774080195">
            <text:p>11.086377408</text:p>
          </table:table-cell>
          <table:table-cell office:value-type="float" office:value="33.011349299931">
            <text:p>33.0113492999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992">
            <text:p>14992</text:p>
          </table:table-cell>
          <table:table-cell office:value-type="float" office:value="437.75">
            <text:p>437.75</text:p>
          </table:table-cell>
          <table:table-cell office:value-type="float" office:value="715.75">
            <text:p>715.75</text:p>
          </table:table-cell>
          <table:table-cell office:value-type="float" office:value="280.375">
            <text:p>280.375</text:p>
          </table:table-cell>
          <table:table-cell office:value-type="float" office:value="0.0798522437066764">
            <text:p>0.0798522437</text:p>
          </table:table-cell>
          <table:table-cell office:value-type="float" office:value="0.076830184628596">
            <text:p>0.0768301846</text:p>
          </table:table-cell>
          <table:table-cell office:value-type="float" office:value="0.0187016408751334">
            <text:p>0.0187016409</text:p>
          </table:table-cell>
          <table:table-cell office:value-type="float" office:value="1.29198055939035">
            <text:p>1.2919805594</text:p>
          </table:table-cell>
          <table:table-cell office:value-type="float" office:value="1.28047528564941">
            <text:p>1.2804752856</text:p>
          </table:table-cell>
          <table:table-cell office:value-type="float" office:value="1.06614125575096">
            <text:p>1.0661412558</text:p>
          </table:table-cell>
          <table:table-cell office:value-type="float" office:value="9.02250848763665">
            <text:p>9.0225084876</text:p>
          </table:table-cell>
          <table:table-cell office:value-type="float" office:value="9.36410640014461">
            <text:p>9.3641064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6183">
            <text:p>16183</text:p>
          </table:table-cell>
          <table:table-cell office:value-type="float" office:value="460.625">
            <text:p>460.625</text:p>
          </table:table-cell>
          <table:table-cell office:value-type="float" office:value="784.875">
            <text:p>784.875</text:p>
          </table:table-cell>
          <table:table-cell office:value-type="float" office:value="386.125">
            <text:p>386.125</text:p>
          </table:table-cell>
          <table:table-cell office:value-type="float" office:value="0.0765921183904223">
            <text:p>0.0765921184</text:p>
          </table:table-cell>
          <table:table-cell office:value-type="float" office:value="0.0761127812257564">
            <text:p>0.0761127812</text:p>
          </table:table-cell>
          <table:table-cell office:value-type="float" office:value="0.0238599147253291">
            <text:p>0.0238599147</text:p>
          </table:table-cell>
          <table:table-cell office:value-type="float" office:value="1.27957046546156">
            <text:p>1.2795704655</text:p>
          </table:table-cell>
          <table:table-cell office:value-type="float" office:value="1.27774931900335">
            <text:p>1.277749319</text:p>
          </table:table-cell>
          <table:table-cell office:value-type="float" office:value="1.08462552077882">
            <text:p>1.0846255208</text:p>
          </table:table-cell>
          <table:table-cell office:value-type="float" office:value="9.39216106017644">
            <text:p>9.3921610602</text:p>
          </table:table-cell>
          <table:table-cell office:value-type="float" office:value="9.4491802193452">
            <text:p>9.4491802193</text:p>
          </table:table-cell>
          <table:table-cell office:value-type="float" office:value="29.3959097347072">
            <text:p>29.3959097347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276">
            <text:p>11276</text:p>
          </table:table-cell>
          <table:table-cell office:value-type="float" office:value="16388">
            <text:p>16388</text:p>
          </table:table-cell>
          <table:table-cell office:value-type="float" office:value="496.75">
            <text:p>496.75</text:p>
          </table:table-cell>
          <table:table-cell office:value-type="float" office:value="857.75">
            <text:p>857.75</text:p>
          </table:table-cell>
          <table:table-cell office:value-type="float" office:value="482.75">
            <text:p>482.75</text:p>
          </table:table-cell>
          <table:table-cell office:value-type="float" office:value="0.0757934086054318">
            <text:p>0.0757934086</text:p>
          </table:table-cell>
          <table:table-cell office:value-type="float" office:value="0.0760686413621852">
            <text:p>0.0760686414</text:p>
          </table:table-cell>
          <table:table-cell office:value-type="float" office:value="0.0294575298999268">
            <text:p>0.0294575299</text:p>
          </table:table-cell>
          <table:table-cell office:value-type="float" office:value="1.27653642606355">
            <text:p>1.2765364261</text:p>
          </table:table-cell>
          <table:table-cell office:value-type="float" office:value="1.27758166363708">
            <text:p>1.2775816636</text:p>
          </table:table-cell>
          <table:table-cell office:value-type="float" office:value="1.10480213694264">
            <text:p>1.1048021369</text:p>
          </table:table-cell>
          <table:table-cell office:value-type="float" office:value="9.48757109872488">
            <text:p>9.4875710987</text:p>
          </table:table-cell>
          <table:table-cell office:value-type="float" office:value="9.45446695777398">
            <text:p>9.4544669578</text:p>
          </table:table-cell>
          <table:table-cell office:value-type="float" office:value="23.8752871210683">
            <text:p>23.8752871211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96">
            <text:p>7096</text:p>
          </table:table-cell>
          <table:table-cell office:value-type="float" office:value="11035">
            <text:p>11035</text:p>
          </table:table-cell>
          <table:table-cell office:value-type="float" office:value="16089">
            <text:p>16089</text:p>
          </table:table-cell>
          <table:table-cell office:value-type="float" office:value="475.25">
            <text:p>475.25</text:p>
          </table:table-cell>
          <table:table-cell office:value-type="float" office:value="164">
            <text:p>164</text:p>
          </table:table-cell>
          <table:table-cell office:value-type="float" office:value="422.75">
            <text:p>422.75</text:p>
          </table:table-cell>
          <table:table-cell office:value-type="float" office:value="0.0669743517474634">
            <text:p>0.0669743517</text:p>
          </table:table-cell>
          <table:table-cell office:value-type="float" office:value="0.0148618033529678">
            <text:p>0.0148618034</text:p>
          </table:table-cell>
          <table:table-cell office:value-type="float" office:value="0.0262757163279259">
            <text:p>0.0262757163</text:p>
          </table:table-cell>
          <table:table-cell office:value-type="float" office:value="1.24320193614843">
            <text:p>1.2432019361</text:p>
          </table:table-cell>
          <table:table-cell office:value-type="float" office:value="1.05244922320524">
            <text:p>1.0524492232</text:p>
          </table:table-cell>
          <table:table-cell office:value-type="float" office:value="1.09331821715409">
            <text:p>1.0933182172</text:p>
          </table:table-cell>
          <table:table-cell office:value-type="float" office:value="10.6922714760947">
            <text:p>10.6922714761</text:p>
          </table:table-cell>
          <table:table-cell office:value-type="float" office:value="0">
            <text:p>0</text:p>
          </table:table-cell>
          <table:table-cell office:value-type="float" office:value="26.7248388848148">
            <text:p>26.7248388848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office:value-type="float" office:value="158">
            <text:p>158</text:p>
          </table:table-cell>
          <table:table-cell office:value-type="float" office:value="224">
            <text:p>224</text:p>
          </table:table-cell>
          <table:table-cell office:value-type="float" office:value="185">
            <text:p>185</text:p>
          </table:table-cell>
          <table:table-cell office:value-type="float" office:value="7732">
            <text:p>7732</text:p>
          </table:table-cell>
          <table:table-cell office:value-type="float" office:value="11094">
            <text:p>11094</text:p>
          </table:table-cell>
          <table:table-cell office:value-type="float" office:value="16257">
            <text:p>16257</text:p>
          </table:table-cell>
          <table:table-cell office:value-type="float" office:value="369.25">
            <text:p>369.25</text:p>
          </table:table-cell>
          <table:table-cell office:value-type="float" office:value="221.875">
            <text:p>221.875</text:p>
          </table:table-cell>
          <table:table-cell office:value-type="float" office:value="475.125">
            <text:p>475.125</text:p>
          </table:table-cell>
          <table:table-cell office:value-type="float" office:value="0.0477560786342473">
            <text:p>0.0477560786</text:p>
          </table:table-cell>
          <table:table-cell office:value-type="float" office:value="0.0199995493059311">
            <text:p>0.0199995493</text:p>
          </table:table-cell>
          <table:table-cell office:value-type="float" office:value="0.0292258719320908">
            <text:p>0.0292258719</text:p>
          </table:table-cell>
          <table:table-cell office:value-type="float" office:value="1.17161633559105">
            <text:p>1.1716163356</text:p>
          </table:table-cell>
          <table:table-cell office:value-type="float" office:value="1.07078238723674">
            <text:p>1.0707823872</text:p>
          </table:table-cell>
          <table:table-cell office:value-type="float" office:value="1.10396468887909">
            <text:p>1.1039646889</text:p>
          </table:table-cell>
          <table:table-cell office:value-type="float" office:value="14.8582026608165">
            <text:p>14.8582026608</text:p>
          </table:table-cell>
          <table:table-cell office:value-type="float" office:value="0">
            <text:p>0</text:p>
          </table:table-cell>
          <table:table-cell office:value-type="float" office:value="24.0618130307025">
            <text:p>24.0618130307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7">
            <text:p>207</text:p>
          </table:table-cell>
          <table:table-cell office:value-type="float" office:value="248">
            <text:p>248</text:p>
          </table:table-cell>
          <table:table-cell office:value-type="float" office:value="8500">
            <text:p>8500</text:p>
          </table:table-cell>
          <table:table-cell office:value-type="float" office:value="11588">
            <text:p>11588</text:p>
          </table:table-cell>
          <table:table-cell office:value-type="float" office:value="17713">
            <text:p>17713</text:p>
          </table:table-cell>
          <table:table-cell office:value-type="float" office:value="375">
            <text:p>375</text:p>
          </table:table-cell>
          <table:table-cell office:value-type="float" office:value="278.5">
            <text:p>278.5</text:p>
          </table:table-cell>
          <table:table-cell office:value-type="float" office:value="314.625">
            <text:p>314.625</text:p>
          </table:table-cell>
          <table:table-cell office:value-type="float" office:value="0.0441176470588235">
            <text:p>0.0441176471</text:p>
          </table:table-cell>
          <table:table-cell office:value-type="float" office:value="0.0240334829133586">
            <text:p>0.0240334829</text:p>
          </table:table-cell>
          <table:table-cell office:value-type="float" office:value="0.0177623779145261">
            <text:p>0.0177623779</text:p>
          </table:table-cell>
          <table:table-cell office:value-type="float" office:value="1.15822664359862">
            <text:p>1.1582266436</text:p>
          </table:table-cell>
          <table:table-cell office:value-type="float" office:value="1.08524930246661">
            <text:p>1.0852493025</text:p>
          </table:table-cell>
          <table:table-cell office:value-type="float" office:value="1.06278670675643">
            <text:p>1.0627867068</text:p>
          </table:table-cell>
          <table:table-cell office:value-type="float" office:value="16.0554160379995">
            <text:p>16.055416038</text:p>
          </table:table-cell>
          <table:table-cell office:value-type="float" office:value="29.186097766645">
            <text:p>29.186097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39">
            <text:p>239</text:p>
          </table:table-cell>
          <table:table-cell office:value-type="float" office:value="210">
            <text:p>210</text:p>
          </table:table-cell>
          <table:table-cell office:value-type="float" office:value="9058">
            <text:p>9058</text:p>
          </table:table-cell>
          <table:table-cell office:value-type="float" office:value="11987">
            <text:p>11987</text:p>
          </table:table-cell>
          <table:table-cell office:value-type="float" office:value="18386">
            <text:p>18386</text:p>
          </table:table-cell>
          <table:table-cell office:value-type="float" office:value="105.375">
            <text:p>105.375</text:p>
          </table:table-cell>
          <table:table-cell office:value-type="float" office:value="387">
            <text:p>387</text:p>
          </table:table-cell>
          <table:table-cell office:value-type="float" office:value="191">
            <text:p>191</text:p>
          </table:table-cell>
          <table:table-cell office:value-type="float" office:value="0.0116333627732391">
            <text:p>0.0116333628</text:p>
          </table:table-cell>
          <table:table-cell office:value-type="float" office:value="0.0322849753900058">
            <text:p>0.0322849754</text:p>
          </table:table-cell>
          <table:table-cell office:value-type="float" office:value="0.0103883389535516">
            <text:p>0.010388339</text:p>
          </table:table-cell>
          <table:table-cell office:value-type="float" office:value="1.04098202655999">
            <text:p>1.0409820266</text:p>
          </table:table-cell>
          <table:table-cell office:value-type="float" office:value="1.11504036035145">
            <text:p>1.1150403604</text:p>
          </table:table-cell>
          <table:table-cell office:value-type="float" office:value="1.03657070480641">
            <text:p>1.0365707048</text:p>
          </table:table-cell>
          <table:table-cell office:value-type="float" office:value="0">
            <text:p>0</text:p>
          </table:table-cell>
          <table:table-cell office:value-type="float" office:value="21.8143900560983">
            <text:p>21.81439005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698">
            <text:p>8698</text:p>
          </table:table-cell>
          <table:table-cell office:value-type="float" office:value="11716">
            <text:p>11716</text:p>
          </table:table-cell>
          <table:table-cell office:value-type="float" office:value="17874">
            <text:p>17874</text:p>
          </table:table-cell>
          <table:table-cell office:value-type="float" office:value="154">
            <text:p>154</text:p>
          </table:table-cell>
          <table:table-cell office:value-type="float" office:value="270.125">
            <text:p>270.125</text:p>
          </table:table-cell>
          <table:table-cell office:value-type="float" office:value="282.125">
            <text:p>282.125</text:p>
          </table:table-cell>
          <table:table-cell office:value-type="float" office:value="0.0177052195907105">
            <text:p>0.0177052196</text:p>
          </table:table-cell>
          <table:table-cell office:value-type="float" office:value="0.0230560771594401">
            <text:p>0.0230560772</text:p>
          </table:table-cell>
          <table:table-cell office:value-type="float" office:value="0.0157840998097796">
            <text:p>0.0157840998</text:p>
          </table:table-cell>
          <table:table-cell office:value-type="float" office:value="1.06258267917697">
            <text:p>1.0625826792</text:p>
          </table:table-cell>
          <table:table-cell office:value-type="float" office:value="1.08173817213825">
            <text:p>1.0817381721</text:p>
          </table:table-cell>
          <table:table-cell office:value-type="float" office:value="1.05573265943557">
            <text:p>1.0557326594</text:p>
          </table:table-cell>
          <table:table-cell office:value-type="float" office:value="0">
            <text:p>0</text:p>
          </table:table-cell>
          <table:table-cell office:value-type="float" office:value="30.4087918607196">
            <text:p>30.40879186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650">
            <text:p>8650</text:p>
          </table:table-cell>
          <table:table-cell office:value-type="float" office:value="11984">
            <text:p>11984</text:p>
          </table:table-cell>
          <table:table-cell office:value-type="float" office:value="18553">
            <text:p>18553</text:p>
          </table:table-cell>
          <table:table-cell office:value-type="float" office:value="205.75">
            <text:p>205.75</text:p>
          </table:table-cell>
          <table:table-cell office:value-type="float" office:value="252.5">
            <text:p>252.5</text:p>
          </table:table-cell>
          <table:table-cell office:value-type="float" office:value="427.375">
            <text:p>427.375</text:p>
          </table:table-cell>
          <table:table-cell office:value-type="float" office:value="0.0237861271676301">
            <text:p>0.0237861272</text:p>
          </table:table-cell>
          <table:table-cell office:value-type="float" office:value="0.0210697596795728">
            <text:p>0.0210697597</text:p>
          </table:table-cell>
          <table:table-cell office:value-type="float" office:value="0.0230353581631003">
            <text:p>0.0230353582</text:p>
          </table:table-cell>
          <table:table-cell office:value-type="float" office:value="1.08436037358415">
            <text:p>1.0843603736</text:p>
          </table:table-cell>
          <table:table-cell office:value-type="float" office:value="1.0746142710335">
            <text:p>1.074614271</text:p>
          </table:table-cell>
          <table:table-cell office:value-type="float" office:value="1.08166378391323">
            <text:p>1.0816637839</text:p>
          </table:table-cell>
          <table:table-cell office:value-type="float" office:value="29.4860328164853">
            <text:p>29.4860328165</text:p>
          </table:table-cell>
          <table:table-cell office:value-type="float" office:value="33.2430951934536">
            <text:p>33.2430951935</text:p>
          </table:table-cell>
          <table:table-cell office:value-type="float" office:value="30.4358334726536">
            <text:p>30.4358334727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table:number-columns-repeated="2" office:value-type="float" office:value="145">
            <text:p>145</text:p>
          </table:table-cell>
          <table:table-cell office:value-type="float" office:value="9242">
            <text:p>9242</text:p>
          </table:table-cell>
          <table:table-cell office:value-type="float" office:value="13268">
            <text:p>13268</text:p>
          </table:table-cell>
          <table:table-cell office:value-type="float" office:value="18609">
            <text:p>18609</text:p>
          </table:table-cell>
          <table:table-cell office:value-type="float" office:value="228.5">
            <text:p>228.5</text:p>
          </table:table-cell>
          <table:table-cell office:value-type="float" office:value="260.25">
            <text:p>260.25</text:p>
          </table:table-cell>
          <table:table-cell office:value-type="float" office:value="144.25">
            <text:p>144.25</text:p>
          </table:table-cell>
          <table:table-cell office:value-type="float" office:value="0.0247240856957369">
            <text:p>0.0247240857</text:p>
          </table:table-cell>
          <table:table-cell office:value-type="float" office:value="0.0196148628278565">
            <text:p>0.0196148628</text:p>
          </table:table-cell>
          <table:table-cell office:value-type="float" office:value="0.00775162555752593">
            <text:p>0.0077516256</text:p>
          </table:table-cell>
          <table:table-cell office:value-type="float" office:value="1.08773240954552">
            <text:p>1.0877324095</text:p>
          </table:table-cell>
          <table:table-cell office:value-type="float" office:value="1.06940611587126">
            <text:p>1.0694061159</text:p>
          </table:table-cell>
          <table:table-cell office:value-type="float" office:value="1.02724846134096">
            <text:p>1.0272484613</text:p>
          </table:table-cell>
          <table:table-cell office:value-type="float" office:value="28.3804636973614">
            <text:p>28.38046369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51">
            <text:p>151</text:p>
          </table:table-cell>
          <table:table-cell office:value-type="float" office:value="9058">
            <text:p>9058</text:p>
          </table:table-cell>
          <table:table-cell office:value-type="float" office:value="13014">
            <text:p>13014</text:p>
          </table:table-cell>
          <table:table-cell office:value-type="float" office:value="17890">
            <text:p>17890</text:p>
          </table:table-cell>
          <table:table-cell office:value-type="float" office:value="105.375">
            <text:p>105.375</text:p>
          </table:table-cell>
          <table:table-cell office:value-type="float" office:value="164.25">
            <text:p>164.25</text:p>
          </table:table-cell>
          <table:table-cell office:value-type="float" office:value="284.125">
            <text:p>284.125</text:p>
          </table:table-cell>
          <table:table-cell office:value-type="float" office:value="0.0116333627732391">
            <text:p>0.0116333628</text:p>
          </table:table-cell>
          <table:table-cell office:value-type="float" office:value="0.0126210235131397">
            <text:p>0.0126210235</text:p>
          </table:table-cell>
          <table:table-cell office:value-type="float" office:value="0.015881777529346">
            <text:p>0.0158817775</text:p>
          </table:table-cell>
          <table:table-cell office:value-type="float" office:value="1.04098202655999">
            <text:p>1.0409820266</text:p>
          </table:table-cell>
          <table:table-cell office:value-type="float" office:value="1.04448579115565">
            <text:p>1.0444857912</text:p>
          </table:table-cell>
          <table:table-cell office:value-type="float" office:value="1.05608059383339">
            <text:p>1.056080593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8">
            <text:p>178</text:p>
          </table:table-cell>
          <table:table-cell office:value-type="float" office:value="8698">
            <text:p>8698</text:p>
          </table:table-cell>
          <table:table-cell office:value-type="float" office:value="12989">
            <text:p>12989</text:p>
          </table:table-cell>
          <table:table-cell office:value-type="float" office:value="18357">
            <text:p>18357</text:p>
          </table:table-cell>
          <table:table-cell office:value-type="float" office:value="154">
            <text:p>154</text:p>
          </table:table-cell>
          <table:table-cell office:value-type="float" office:value="257">
            <text:p>257</text:p>
          </table:table-cell>
          <table:table-cell office:value-type="float" office:value="386.375">
            <text:p>386.375</text:p>
          </table:table-cell>
          <table:table-cell office:value-type="float" office:value="0.0177052195907105">
            <text:p>0.0177052196</text:p>
          </table:table-cell>
          <table:table-cell office:value-type="float" office:value="0.0197859727461698">
            <text:p>0.0197859727</text:p>
          </table:table-cell>
          <table:table-cell office:value-type="float" office:value="0.0210478291659857">
            <text:p>0.0210478292</text:p>
          </table:table-cell>
          <table:table-cell office:value-type="float" office:value="1.06258267917697">
            <text:p>1.0625826792</text:p>
          </table:table-cell>
          <table:table-cell office:value-type="float" office:value="1.07001821465792">
            <text:p>1.0700182147</text:p>
          </table:table-cell>
          <table:table-cell office:value-type="float" office:value="1.07453570386165">
            <text:p>1.0745357039</text:p>
          </table:table-cell>
          <table:table-cell table:number-columns-repeated="2" office:value-type="float" office:value="0">
            <text:p>0</text:p>
          </table:table-cell>
          <table:table-cell office:value-type="float" office:value="33.2773737944943">
            <text:p>33.2773737945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office:value-type="float" office:value="263">
            <text:p>263</text:p>
          </table:table-cell>
          <table:table-cell office:value-type="float" office:value="121">
            <text:p>121</text:p>
          </table:table-cell>
          <table:table-cell office:value-type="float" office:value="9350">
            <text:p>9350</text:p>
          </table:table-cell>
          <table:table-cell office:value-type="float" office:value="13482">
            <text:p>13482</text:p>
          </table:table-cell>
          <table:table-cell office:value-type="float" office:value="18964">
            <text:p>18964</text:p>
          </table:table-cell>
          <table:table-cell office:value-type="float" office:value="241.75">
            <text:p>241.75</text:p>
          </table:table-cell>
          <table:table-cell office:value-type="float" office:value="192.25">
            <text:p>192.25</text:p>
          </table:table-cell>
          <table:table-cell office:value-type="float" office:value="299.5">
            <text:p>299.5</text:p>
          </table:table-cell>
          <table:table-cell office:value-type="float" office:value="0.025855614973262">
            <text:p>0.025855615</text:p>
          </table:table-cell>
          <table:table-cell office:value-type="float" office:value="0.0142597537457351">
            <text:p>0.0142597537</text:p>
          </table:table-cell>
          <table:table-cell office:value-type="float" office:value="0.0157930816283485">
            <text:p>0.0157930816</text:p>
          </table:table-cell>
          <table:table-cell office:value-type="float" office:value="1.09180493754468">
            <text:p>1.0918049375</text:p>
          </table:table-cell>
          <table:table-cell office:value-type="float" office:value="1.05030768564078">
            <text:p>1.0503076856</text:p>
          </table:table-cell>
          <table:table-cell office:value-type="float" office:value="1.05576465169677">
            <text:p>1.0557646517</text:p>
          </table:table-cell>
          <table:table-cell office:value-type="float" office:value="27.1534802385755">
            <text:p>27.153480238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10178">
            <text:p>10178</text:p>
          </table:table-cell>
          <table:table-cell office:value-type="float" office:value="13538">
            <text:p>13538</text:p>
          </table:table-cell>
          <table:table-cell office:value-type="float" office:value="19531">
            <text:p>19531</text:p>
          </table:table-cell>
          <table:table-cell office:value-type="float" office:value="162.75">
            <text:p>162.75</text:p>
          </table:table-cell>
          <table:table-cell office:value-type="float" office:value="42">
            <text:p>42</text:p>
          </table:table-cell>
          <table:table-cell office:value-type="float" office:value="177.375">
            <text:p>177.375</text:p>
          </table:table-cell>
          <table:table-cell office:value-type="float" office:value="0.015990371389271">
            <text:p>0.0159903714</text:p>
          </table:table-cell>
          <table:table-cell office:value-type="float" office:value="0.0031023784901758">
            <text:p>0.0031023785</text:p>
          </table:table-cell>
          <table:table-cell office:value-type="float" office:value="0.00908171624596795">
            <text:p>0.0090817162</text:p>
          </table:table-cell>
          <table:table-cell office:value-type="float" office:value="1.0564674561377">
            <text:p>1.0564674561</text:p>
          </table:table-cell>
          <table:table-cell office:value-type="float" office:value="1.01087718923012">
            <text:p>1.0108771892</text:p>
          </table:table-cell>
          <table:table-cell office:value-type="float" office:value="1.03194766289803">
            <text:p>1.031947662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2" office:value-type="float" office:value="333">
            <text:p>333</text:p>
          </table:table-cell>
          <table:table-cell office:value-type="float" office:value="10349">
            <text:p>10349</text:p>
          </table:table-cell>
          <table:table-cell office:value-type="float" office:value="13256">
            <text:p>13256</text:p>
          </table:table-cell>
          <table:table-cell office:value-type="float" office:value="19173">
            <text:p>19173</text:p>
          </table:table-cell>
          <table:table-cell office:value-type="float" office:value="118">
            <text:p>118</text:p>
          </table:table-cell>
          <table:table-cell office:value-type="float" office:value="160.875">
            <text:p>160.875</text:p>
          </table:table-cell>
          <table:table-cell office:value-type="float" office:value="474">
            <text:p>474</text:p>
          </table:table-cell>
          <table:table-cell office:value-type="float" office:value="0.0114020678326408">
            <text:p>0.0114020678</text:p>
          </table:table-cell>
          <table:table-cell office:value-type="float" office:value="0.0121360138805069">
            <text:p>0.0121360139</text:p>
          </table:table-cell>
          <table:table-cell office:value-type="float" office:value="0.0247222656861211">
            <text:p>0.0247222657</text:p>
          </table:table-cell>
          <table:table-cell office:value-type="float" office:value="1.04016205142993">
            <text:p>1.0401620514</text:p>
          </table:table-cell>
          <table:table-cell office:value-type="float" office:value="1.04276472293427">
            <text:p>1.0427647229</text:p>
          </table:table-cell>
          <table:table-cell office:value-type="float" office:value="1.08772586312591">
            <text:p>1.0877258631</text:p>
          </table:table-cell>
          <table:table-cell table:number-columns-repeated="2" office:value-type="float" office:value="0">
            <text:p>0</text:p>
          </table:table-cell>
          <table:table-cell office:value-type="float" office:value="28.3825277093734">
            <text:p>28.3825277094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office:value-type="float" office:value="174">
            <text:p>174</text:p>
          </table:table-cell>
          <table:table-cell office:value-type="float" office:value="340">
            <text:p>340</text:p>
          </table:table-cell>
          <table:table-cell office:value-type="float" office:value="174">
            <text:p>174</text:p>
          </table:table-cell>
          <table:table-cell office:value-type="float" office:value="9828">
            <text:p>9828</text:p>
          </table:table-cell>
          <table:table-cell office:value-type="float" office:value="13326">
            <text:p>13326</text:p>
          </table:table-cell>
          <table:table-cell office:value-type="float" office:value="20763">
            <text:p>20763</text:p>
          </table:table-cell>
          <table:table-cell office:value-type="float" office:value="98.75">
            <text:p>98.75</text:p>
          </table:table-cell>
          <table:table-cell office:value-type="float" office:value="194">
            <text:p>194</text:p>
          </table:table-cell>
          <table:table-cell office:value-type="float" office:value="820.625">
            <text:p>820.625</text:p>
          </table:table-cell>
          <table:table-cell office:value-type="float" office:value="0.0100478225478225">
            <text:p>0.0100478225</text:p>
          </table:table-cell>
          <table:table-cell office:value-type="float" office:value="0.0145580069037971">
            <text:p>0.0145580069</text:p>
          </table:table-cell>
          <table:table-cell office:value-type="float" office:value="0.0395234311034051">
            <text:p>0.0395234311</text:p>
          </table:table-cell>
          <table:table-cell office:value-type="float" office:value="1.03536525804377">
            <text:p>1.035365258</text:p>
          </table:table-cell>
          <table:table-cell office:value-type="float" office:value="1.05136841787071">
            <text:p>1.0513684179</text:p>
          </table:table-cell>
          <table:table-cell office:value-type="float" office:value="1.14139372801004">
            <text:p>1.141393728</text:p>
          </table:table-cell>
          <table:table-cell table:number-columns-repeated="2" office:value-type="float" office:value="0">
            <text:p>0</text:p>
          </table:table-cell>
          <table:table-cell office:value-type="float" office:value="17.8819613432472">
            <text:p>17.8819613432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93">
            <text:p>193</text:p>
          </table:table-cell>
          <table:table-cell office:value-type="float" office:value="261">
            <text:p>261</text:p>
          </table:table-cell>
          <table:table-cell office:value-type="float" office:value="10063">
            <text:p>10063</text:p>
          </table:table-cell>
          <table:table-cell office:value-type="float" office:value="13820">
            <text:p>13820</text:p>
          </table:table-cell>
          <table:table-cell office:value-type="float" office:value="20968">
            <text:p>20968</text:p>
          </table:table-cell>
          <table:table-cell office:value-type="float" office:value="128">
            <text:p>128</text:p>
          </table:table-cell>
          <table:table-cell office:value-type="float" office:value="80.75">
            <text:p>80.75</text:p>
          </table:table-cell>
          <table:table-cell office:value-type="float" office:value="738.75">
            <text:p>738.75</text:p>
          </table:table-cell>
          <table:table-cell office:value-type="float" office:value="0.012719864851436">
            <text:p>0.0127198649</text:p>
          </table:table-cell>
          <table:table-cell office:value-type="float" office:value="0.00584298118668596">
            <text:p>0.0058429812</text:p>
          </table:table-cell>
          <table:table-cell office:value-type="float" office:value="0.0352322586798932">
            <text:p>0.0352322587</text:p>
          </table:table-cell>
          <table:table-cell office:value-type="float" office:value="1.04483664510523">
            <text:p>1.0448366451</text:p>
          </table:table-cell>
          <table:table-cell office:value-type="float" office:value="1.02051734939453">
            <text:p>1.0205173494</text:p>
          </table:table-cell>
          <table:table-cell office:value-type="float" office:value="1.12574587700093">
            <text:p>1.125745877</text:p>
          </table:table-cell>
          <table:table-cell table:number-columns-repeated="2" office:value-type="float" office:value="0">
            <text:p>0</text:p>
          </table:table-cell>
          <table:table-cell office:value-type="float" office:value="20.0182251144704">
            <text:p>20.0182251145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281">
            <text:p>281</text:p>
          </table:table-cell>
          <table:table-cell office:value-type="float" office:value="386">
            <text:p>386</text:p>
          </table:table-cell>
          <table:table-cell office:value-type="float" office:value="281">
            <text:p>281</text:p>
          </table:table-cell>
          <table:table-cell office:value-type="float" office:value="10266">
            <text:p>10266</text:p>
          </table:table-cell>
          <table:table-cell office:value-type="float" office:value="14352">
            <text:p>14352</text:p>
          </table:table-cell>
          <table:table-cell office:value-type="float" office:value="20997">
            <text:p>20997</text:p>
          </table:table-cell>
          <table:table-cell office:value-type="float" office:value="38">
            <text:p>38</text:p>
          </table:table-cell>
          <table:table-cell office:value-type="float" office:value="174.25">
            <text:p>174.25</text:p>
          </table:table-cell>
          <table:table-cell office:value-type="float" office:value="872.625">
            <text:p>872.625</text:p>
          </table:table-cell>
          <table:table-cell office:value-type="float" office:value="0.00370153906097799">
            <text:p>0.0037015391</text:p>
          </table:table-cell>
          <table:table-cell office:value-type="float" office:value="0.0121411649944259">
            <text:p>0.012141165</text:p>
          </table:table-cell>
          <table:table-cell office:value-type="float" office:value="0.0415595085012145">
            <text:p>0.0415595085</text:p>
          </table:table-cell>
          <table:table-cell office:value-type="float" office:value="1.01298224144061">
            <text:p>1.0129822414</text:p>
          </table:table-cell>
          <table:table-cell office:value-type="float" office:value="1.04278299693984">
            <text:p>1.0427829969</text:p>
          </table:table-cell>
          <table:table-cell office:value-type="float" office:value="1.1488435775381">
            <text:p>1.1488435775</text:p>
          </table:table-cell>
          <table:table-cell table:number-columns-repeated="2" office:value-type="float" office:value="0">
            <text:p>0</text:p>
          </table:table-cell>
          <table:table-cell office:value-type="float" office:value="17.0226474686414">
            <text:p>17.02264746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189">
            <text:p>189</text:p>
          </table:table-cell>
          <table:table-cell office:value-type="float" office:value="369">
            <text:p>369</text:p>
          </table:table-cell>
          <table:table-cell office:value-type="float" office:value="9852">
            <text:p>9852</text:p>
          </table:table-cell>
          <table:table-cell office:value-type="float" office:value="14202">
            <text:p>14202</text:p>
          </table:table-cell>
          <table:table-cell office:value-type="float" office:value="22035">
            <text:p>22035</text:p>
          </table:table-cell>
          <table:table-cell office:value-type="float" office:value="-43.5">
            <text:p>-43.5</text:p>
          </table:table-cell>
          <table:table-cell office:value-type="float" office:value="270.75">
            <text:p>270.75</text:p>
          </table:table-cell>
          <table:table-cell office:value-type="float" office:value="1254.625">
            <text:p>1254.625</text:p>
          </table:table-cell>
          <table:table-cell office:value-type="float" office:value="-0.00441534713763703">
            <text:p>-0.0044153471</text:p>
          </table:table-cell>
          <table:table-cell office:value-type="float" office:value="0.0190642163075623">
            <text:p>0.0190642163</text:p>
          </table:table-cell>
          <table:table-cell office:value-type="float" office:value="0.0569378261856138">
            <text:p>0.0569378262</text:p>
          </table:table-cell>
          <table:table-cell office:value-type="float" office:value="0.984584495787348">
            <text:p>0.9845844958</text:p>
          </table:table-cell>
          <table:table-cell office:value-type="float" office:value="1.06743710798957">
            <text:p>1.067437108</text:p>
          </table:table-cell>
          <table:table-cell office:value-type="float" office:value="1.2056365471091">
            <text:p>1.2056365471</text:p>
          </table:table-cell>
          <table:table-cell table:number-columns-repeated="2" office:value-type="float" office:value="0">
            <text:p>0</text:p>
          </table:table-cell>
          <table:table-cell office:value-type="float" office:value="12.5171307204264">
            <text:p>12.5171307204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24">
            <text:p>224</text:p>
          </table:table-cell>
          <table:table-cell table:number-columns-repeated="2" office:value-type="float" office:value="297">
            <text:p>297</text:p>
          </table:table-cell>
          <table:table-cell office:value-type="float" office:value="9620">
            <text:p>9620</text:p>
          </table:table-cell>
          <table:table-cell office:value-type="float" office:value="14530">
            <text:p>14530</text:p>
          </table:table-cell>
          <table:table-cell office:value-type="float" office:value="24493">
            <text:p>24493</text:p>
          </table:table-cell>
          <table:table-cell office:value-type="float" office:value="126.25">
            <text:p>126.25</text:p>
          </table:table-cell>
          <table:table-cell office:value-type="float" office:value="662">
            <text:p>662</text:p>
          </table:table-cell>
          <table:table-cell office:value-type="float" office:value="1120.875">
            <text:p>1120.875</text:p>
          </table:table-cell>
          <table:table-cell office:value-type="float" office:value="0.0131237006237006">
            <text:p>0.0131237006</text:p>
          </table:table-cell>
          <table:table-cell office:value-type="float" office:value="0.0455609084652443">
            <text:p>0.0455609085</text:p>
          </table:table-cell>
          <table:table-cell office:value-type="float" office:value="0.0457630751643327">
            <text:p>0.0457630752</text:p>
          </table:table-cell>
          <table:table-cell office:value-type="float" office:value="1.04627052595835">
            <text:p>1.046270526</text:p>
          </table:table-cell>
          <table:table-cell office:value-type="float" office:value="1.1635317405335">
            <text:p>1.1635317405</text:p>
          </table:table-cell>
          <table:table-cell office:value-type="float" office:value="1.16427551081022">
            <text:p>1.1642755108</text:p>
          </table:table-cell>
          <table:table-cell office:value-type="float" office:value="0">
            <text:p>0</text:p>
          </table:table-cell>
          <table:table-cell office:value-type="float" office:value="15.5576384327576">
            <text:p>15.5576384328</text:p>
          </table:table-cell>
          <table:table-cell office:value-type="float" office:value="15.4904182550342">
            <text:p>15.490418255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248">
            <text:p>248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10314">
            <text:p>10314</text:p>
          </table:table-cell>
          <table:table-cell office:value-type="float" office:value="15438">
            <text:p>15438</text:p>
          </table:table-cell>
          <table:table-cell office:value-type="float" office:value="26412">
            <text:p>26412</text:p>
          </table:table-cell>
          <table:table-cell office:value-type="float" office:value="111.25">
            <text:p>111.25</text:p>
          </table:table-cell>
          <table:table-cell office:value-type="float" office:value="616.75">
            <text:p>616.75</text:p>
          </table:table-cell>
          <table:table-cell office:value-type="float" office:value="1260.625">
            <text:p>1260.625</text:p>
          </table:table-cell>
          <table:table-cell office:value-type="float" office:value="0.0107863098700795">
            <text:p>0.0107863099</text:p>
          </table:table-cell>
          <table:table-cell office:value-type="float" office:value="0.0399501230729369">
            <text:p>0.0399501231</text:p>
          </table:table-cell>
          <table:table-cell office:value-type="float" office:value="0.0477292518552173">
            <text:p>0.0477292519</text:p>
          </table:table-cell>
          <table:table-cell office:value-type="float" office:value="1.03798011972728">
            <text:p>1.0379801197</text:p>
          </table:table-cell>
          <table:table-cell office:value-type="float" office:value="1.14295361492902">
            <text:p>1.1429536149</text:p>
          </table:table-cell>
          <table:table-cell office:value-type="float" office:value="1.17151742119927">
            <text:p>1.1715174212</text:p>
          </table:table-cell>
          <table:table-cell office:value-type="float" office:value="0">
            <text:p>0</text:p>
          </table:table-cell>
          <table:table-cell office:value-type="float" office:value="17.6946249638555">
            <text:p>17.6946249639</text:p>
          </table:table-cell>
          <table:table-cell office:value-type="float" office:value="14.8663620833905">
            <text:p>14.8663620834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91">
            <text:p>29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10833">
            <text:p>10833</text:p>
          </table:table-cell>
          <table:table-cell office:value-type="float" office:value="16027">
            <text:p>16027</text:p>
          </table:table-cell>
          <table:table-cell office:value-type="float" office:value="27917">
            <text:p>27917</text:p>
          </table:table-cell>
          <table:table-cell office:value-type="float" office:value="117">
            <text:p>117</text:p>
          </table:table-cell>
          <table:table-cell office:value-type="float" office:value="841.25">
            <text:p>841.25</text:p>
          </table:table-cell>
          <table:table-cell office:value-type="float" office:value="1475.5">
            <text:p>1475.5</text:p>
          </table:table-cell>
          <table:table-cell office:value-type="float" office:value="0.0108003323179175">
            <text:p>0.0108003323</text:p>
          </table:table-cell>
          <table:table-cell office:value-type="float" office:value="0.0524895488862544">
            <text:p>0.0524895489</text:p>
          </table:table-cell>
          <table:table-cell office:value-type="float" office:value="0.0528531002614894">
            <text:p>0.0528531003</text:p>
          </table:table-cell>
          <table:table-cell office:value-type="float" office:value="1.03802979158194">
            <text:p>1.0380297916</text:p>
          </table:table-cell>
          <table:table-cell office:value-type="float" office:value="1.18911352047676">
            <text:p>1.1891135205</text:p>
          </table:table-cell>
          <table:table-cell office:value-type="float" office:value="1.19046101332143">
            <text:p>1.1904610133</text:p>
          </table:table-cell>
          <table:table-cell office:value-type="float" office:value="0">
            <text:p>0</text:p>
          </table:table-cell>
          <table:table-cell office:value-type="float" office:value="13.5490509258318">
            <text:p>13.5490509258</text:p>
          </table:table-cell>
          <table:table-cell office:value-type="float" office:value="13.4581970829757">
            <text:p>13.45819708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9">
            <text:p>419</text:p>
          </table:table-cell>
          <table:table-cell office:value-type="float" office:value="551">
            <text:p>551</text:p>
          </table:table-cell>
          <table:table-cell office:value-type="float" office:value="10458">
            <text:p>10458</text:p>
          </table:table-cell>
          <table:table-cell office:value-type="float" office:value="16874">
            <text:p>16874</text:p>
          </table:table-cell>
          <table:table-cell office:value-type="float" office:value="28928">
            <text:p>28928</text:p>
          </table:table-cell>
          <table:table-cell office:value-type="float" office:value="229.125">
            <text:p>229.125</text:p>
          </table:table-cell>
          <table:table-cell office:value-type="float" office:value="854.5">
            <text:p>854.5</text:p>
          </table:table-cell>
          <table:table-cell office:value-type="float" office:value="1524.75">
            <text:p>1524.75</text:p>
          </table:table-cell>
          <table:table-cell office:value-type="float" office:value="0.0219090648307516">
            <text:p>0.0219090648</text:p>
          </table:table-cell>
          <table:table-cell office:value-type="float" office:value="0.0506400379281735">
            <text:p>0.0506400379</text:p>
          </table:table-cell>
          <table:table-cell office:value-type="float" office:value="0.0527084485619469">
            <text:p>0.0527084486</text:p>
          </table:table-cell>
          <table:table-cell office:value-type="float" office:value="1.07762254086628">
            <text:p>1.0776225409</text:p>
          </table:table-cell>
          <table:table-cell office:value-type="float" office:value="1.18226638309369">
            <text:p>1.1822663831</text:p>
          </table:table-cell>
          <table:table-cell office:value-type="float" office:value="1.18992480384444">
            <text:p>1.1899248038</text:p>
          </table:table-cell>
          <table:table-cell office:value-type="float" office:value="31.9827825838833">
            <text:p>31.9827825839</text:p>
          </table:table-cell>
          <table:table-cell office:value-type="float" office:value="14.0314505576928">
            <text:p>14.0314505577</text:p>
          </table:table-cell>
          <table:table-cell office:value-type="float" office:value="13.4941963820525">
            <text:p>13.4941963821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430">
            <text:p>430</text:p>
          </table:table-cell>
          <table:table-cell office:value-type="float" office:value="571">
            <text:p>571</text:p>
          </table:table-cell>
          <table:table-cell office:value-type="float" office:value="11058">
            <text:p>11058</text:p>
          </table:table-cell>
          <table:table-cell office:value-type="float" office:value="17437">
            <text:p>17437</text:p>
          </table:table-cell>
          <table:table-cell office:value-type="float" office:value="29907">
            <text:p>29907</text:p>
          </table:table-cell>
          <table:table-cell office:value-type="float" office:value="441.25">
            <text:p>441.25</text:p>
          </table:table-cell>
          <table:table-cell office:value-type="float" office:value="811.125">
            <text:p>811.125</text:p>
          </table:table-cell>
          <table:table-cell office:value-type="float" office:value="1385">
            <text:p>1385</text:p>
          </table:table-cell>
          <table:table-cell office:value-type="float" office:value="0.0399032374751311">
            <text:p>0.0399032375</text:p>
          </table:table-cell>
          <table:table-cell office:value-type="float" office:value="0.0465174628663187">
            <text:p>0.0465174629</text:p>
          </table:table-cell>
          <table:table-cell office:value-type="float" office:value="0.046310228374628">
            <text:p>0.0463102284</text:p>
          </table:table-cell>
          <table:table-cell office:value-type="float" office:value="1.14278217715051">
            <text:p>1.1427821772</text:p>
          </table:table-cell>
          <table:table-cell office:value-type="float" office:value="1.16705231376109">
            <text:p>1.1670523138</text:p>
          </table:table-cell>
          <table:table-cell office:value-type="float" office:value="1.16628928832533">
            <text:p>1.1662892883</text:p>
          </table:table-cell>
          <table:table-cell office:value-type="float" office:value="17.7150138797977">
            <text:p>17.7150138798</text:p>
          </table:table-cell>
          <table:table-cell office:value-type="float" office:value="15.2447424020791">
            <text:p>15.2447424021</text:p>
          </table:table-cell>
          <table:table-cell office:value-type="float" office:value="15.3114336818061">
            <text:p>15.3114336818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424">
            <text:p>424</text:p>
          </table:table-cell>
          <table:table-cell table:number-columns-repeated="2" office:value-type="float" office:value="666">
            <text:p>666</text:p>
          </table:table-cell>
          <table:table-cell office:value-type="float" office:value="11499">
            <text:p>11499</text:p>
          </table:table-cell>
          <table:table-cell office:value-type="float" office:value="18530">
            <text:p>18530</text:p>
          </table:table-cell>
          <table:table-cell office:value-type="float" office:value="31407">
            <text:p>31407</text:p>
          </table:table-cell>
          <table:table-cell office:value-type="float" office:value="424.875">
            <text:p>424.875</text:p>
          </table:table-cell>
          <table:table-cell office:value-type="float" office:value="992">
            <text:p>992</text:p>
          </table:table-cell>
          <table:table-cell office:value-type="float" office:value="916">
            <text:p>916</text:p>
          </table:table-cell>
          <table:table-cell office:value-type="float" office:value="0.036948865118706">
            <text:p>0.0369488651</text:p>
          </table:table-cell>
          <table:table-cell office:value-type="float" office:value="0.0535348084187804">
            <text:p>0.0535348084</text:p>
          </table:table-cell>
          <table:table-cell office:value-type="float" office:value="0.0291654726653294">
            <text:p>0.0291654727</text:p>
          </table:table-cell>
          <table:table-cell office:value-type="float" office:value="1.13199685643725">
            <text:p>1.1319968564</text:p>
          </table:table-cell>
          <table:table-cell office:value-type="float" office:value="1.1929891418621">
            <text:p>1.1929891419</text:p>
          </table:table-cell>
          <table:table-cell office:value-type="float" office:value="1.10374637892841">
            <text:p>1.1037463789</text:p>
          </table:table-cell>
          <table:table-cell office:value-type="float" office:value="19.1041117135883">
            <text:p>19.1041117136</text:p>
          </table:table-cell>
          <table:table-cell office:value-type="float" office:value="13.2911594073501">
            <text:p>13.2911594074</text:p>
          </table:table-cell>
          <table:table-cell office:value-type="float" office:value="24.1109321535718">
            <text:p>24.1109321536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722">
            <text:p>722</text:p>
          </table:table-cell>
          <table:table-cell office:value-type="float" office:value="11170">
            <text:p>11170</text:p>
          </table:table-cell>
          <table:table-cell office:value-type="float" office:value="19289">
            <text:p>19289</text:p>
          </table:table-cell>
          <table:table-cell office:value-type="float" office:value="32897">
            <text:p>32897</text:p>
          </table:table-cell>
          <table:table-cell office:value-type="float" office:value="483.125">
            <text:p>483.125</text:p>
          </table:table-cell>
          <table:table-cell office:value-type="float" office:value="179">
            <text:p>179</text:p>
          </table:table-cell>
          <table:table-cell office:value-type="float" office:value="470.625">
            <text:p>470.625</text:p>
          </table:table-cell>
          <table:table-cell office:value-type="float" office:value="0.0432520143240824">
            <text:p>0.0432520143</text:p>
          </table:table-cell>
          <table:table-cell office:value-type="float" office:value="0.00927990046140287">
            <text:p>0.0092799005</text:p>
          </table:table-cell>
          <table:table-cell office:value-type="float" office:value="0.0143060157461167">
            <text:p>0.0143060157</text:p>
          </table:table-cell>
          <table:table-cell office:value-type="float" office:value="1.15504869415075">
            <text:p>1.1550486942</text:p>
          </table:table-cell>
          <table:table-cell office:value-type="float" office:value="1.03264844005795">
            <text:p>1.0326484401</text:p>
          </table:table-cell>
          <table:table-cell office:value-type="float" office:value="1.050472192801">
            <text:p>1.0504721928</text:p>
          </table:table-cell>
          <table:table-cell office:value-type="float" office:value="16.3699058709334">
            <text:p>16.36990587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552">
            <text:p>552</text:p>
          </table:table-cell>
          <table:table-cell table:number-columns-repeated="2" office:value-type="float" office:value="727">
            <text:p>727</text:p>
          </table:table-cell>
          <table:table-cell office:value-type="float" office:value="11685">
            <text:p>11685</text:p>
          </table:table-cell>
          <table:table-cell office:value-type="float" office:value="20193">
            <text:p>20193</text:p>
          </table:table-cell>
          <table:table-cell office:value-type="float" office:value="34233">
            <text:p>34233</text:p>
          </table:table-cell>
          <table:table-cell office:value-type="float" office:value="650.25">
            <text:p>650.25</text:p>
          </table:table-cell>
          <table:table-cell office:value-type="float" office:value="79.5">
            <text:p>79.5</text:p>
          </table:table-cell>
          <table:table-cell office:value-type="float" office:value="162">
            <text:p>162</text:p>
          </table:table-cell>
          <table:table-cell office:value-type="float" office:value="0.0556482670089859">
            <text:p>0.055648267</text:p>
          </table:table-cell>
          <table:table-cell office:value-type="float" office:value="0.00393700787401575">
            <text:p>0.0039370079</text:p>
          </table:table-cell>
          <table:table-cell office:value-type="float" office:value="0.00473227587415652">
            <text:p>0.0047322759</text:p>
          </table:table-cell>
          <table:table-cell office:value-type="float" office:value="1.20083852458881">
            <text:p>1.2008385246</text:p>
          </table:table-cell>
          <table:table-cell office:value-type="float" office:value="1.01380990761982">
            <text:p>1.0138099076</text:p>
          </table:table-cell>
          <table:table-cell office:value-type="float" office:value="1.01660685865205">
            <text:p>1.0166068587</text:p>
          </table:table-cell>
          <table:table-cell office:value-type="float" office:value="12.7993084542973">
            <text:p>12.799308454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749">
            <text:p>749</text:p>
          </table:table-cell>
          <table:table-cell office:value-type="float" office:value="13150">
            <text:p>13150</text:p>
          </table:table-cell>
          <table:table-cell office:value-type="float" office:value="21720">
            <text:p>21720</text:p>
          </table:table-cell>
          <table:table-cell office:value-type="float" office:value="35310">
            <text:p>35310</text:p>
          </table:table-cell>
          <table:table-cell office:value-type="float" office:value="610.5">
            <text:p>610.5</text:p>
          </table:table-cell>
          <table:table-cell office:value-type="float" office:value="968.25">
            <text:p>968.25</text:p>
          </table:table-cell>
          <table:table-cell office:value-type="float" office:value="-45.375">
            <text:p>-45.375</text:p>
          </table:table-cell>
          <table:table-cell office:value-type="float" office:value="0.046425855513308">
            <text:p>0.0464258555</text:p>
          </table:table-cell>
          <table:table-cell office:value-type="float" office:value="0.044578729281768">
            <text:p>0.0445787293</text:p>
          </table:table-cell>
          <table:table-cell office:value-type="float" office:value="-0.00128504672897196">
            <text:p>-0.0012850467</text:p>
          </table:table-cell>
          <table:table-cell office:value-type="float" office:value="1.16671500001446">
            <text:p>1.166715</text:p>
          </table:table-cell>
          <table:table-cell office:value-type="float" office:value="1.15992058817077">
            <text:p>1.1599205882</text:p>
          </table:table-cell>
          <table:table-cell office:value-type="float" office:value="0.995505573084986">
            <text:p>0.9955055731</text:p>
          </table:table-cell>
          <table:table-cell office:value-type="float" office:value="15.2741496602548">
            <text:p>15.2741496603</text:p>
          </table:table-cell>
          <table:table-cell office:value-type="float" office:value="15.8928866291207">
            <text:p>15.89288662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4">
            <text:p>644</text:p>
          </table:table-cell>
          <table:table-cell office:value-type="float" office:value="852">
            <text:p>852</text:p>
          </table:table-cell>
          <table:table-cell office:value-type="float" office:value="13736">
            <text:p>13736</text:p>
          </table:table-cell>
          <table:table-cell office:value-type="float" office:value="22356">
            <text:p>22356</text:p>
          </table:table-cell>
          <table:table-cell office:value-type="float" office:value="33375">
            <text:p>33375</text:p>
          </table:table-cell>
          <table:table-cell office:value-type="float" office:value="677">
            <text:p>677</text:p>
          </table:table-cell>
          <table:table-cell office:value-type="float" office:value="617">
            <text:p>617</text:p>
          </table:table-cell>
          <table:table-cell office:value-type="float" office:value="-191.25">
            <text:p>-191.25</text:p>
          </table:table-cell>
          <table:table-cell office:value-type="float" office:value="0.049286546301689">
            <text:p>0.0492865463</text:p>
          </table:table-cell>
          <table:table-cell office:value-type="float" office:value="0.0275988548935409">
            <text:p>0.0275988549</text:p>
          </table:table-cell>
          <table:table-cell office:value-type="float" office:value="-0.00573033707865169">
            <text:p>-0.0057303371</text:p>
          </table:table-cell>
          <table:table-cell office:value-type="float" office:value="1.17726407280275">
            <text:p>1.1772640728</text:p>
          </table:table-cell>
          <table:table-cell office:value-type="float" office:value="1.09808891783861">
            <text:p>1.0980889178</text:p>
          </table:table-cell>
          <table:table-cell office:value-type="float" office:value="0.980008180280268">
            <text:p>0.9800081803</text:p>
          </table:table-cell>
          <table:table-cell office:value-type="float" office:value="14.4074131514164">
            <text:p>14.4074131514</text:p>
          </table:table-cell>
          <table:table-cell office:value-type="float" office:value="25.4600713289014">
            <text:p>25.46007132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4790">
            <text:p>14790</text:p>
          </table:table-cell>
          <table:table-cell office:value-type="float" office:value="22524">
            <text:p>22524</text:p>
          </table:table-cell>
          <table:table-cell office:value-type="float" office:value="32094">
            <text:p>32094</text:p>
          </table:table-cell>
          <table:table-cell office:value-type="float" office:value="757.75">
            <text:p>757.75</text:p>
          </table:table-cell>
          <table:table-cell office:value-type="float" office:value="269.75">
            <text:p>269.75</text:p>
          </table:table-cell>
          <table:table-cell office:value-type="float" office:value="473.875">
            <text:p>473.875</text:p>
          </table:table-cell>
          <table:table-cell office:value-type="float" office:value="0.0512339418526031">
            <text:p>0.0512339419</text:p>
          </table:table-cell>
          <table:table-cell office:value-type="float" office:value="0.0119761143668975">
            <text:p>0.0119761144</text:p>
          </table:table-cell>
          <table:table-cell office:value-type="float" office:value="0.0147652209135664">
            <text:p>0.0147652209</text:p>
          </table:table-cell>
          <table:table-cell office:value-type="float" office:value="1.18446363340771">
            <text:p>1.1844636334</text:p>
          </table:table-cell>
          <table:table-cell office:value-type="float" office:value="1.04219751782219">
            <text:p>1.0421975178</text:p>
          </table:table-cell>
          <table:table-cell office:value-type="float" office:value="1.05210557622479">
            <text:p>1.0521055762</text:p>
          </table:table-cell>
          <table:table-cell office:value-type="float" office:value="13.8727497309555">
            <text:p>13.8727497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office:value-type="float" office:value="463">
            <text:p>463</text:p>
          </table:table-cell>
          <table:table-cell office:value-type="float" office:value="606">
            <text:p>606</text:p>
          </table:table-cell>
          <table:table-cell office:value-type="float" office:value="847">
            <text:p>847</text:p>
          </table:table-cell>
          <table:table-cell office:value-type="float" office:value="15460">
            <text:p>15460</text:p>
          </table:table-cell>
          <table:table-cell office:value-type="float" office:value="22080">
            <text:p>22080</text:p>
          </table:table-cell>
          <table:table-cell office:value-type="float" office:value="33743">
            <text:p>33743</text:p>
          </table:table-cell>
          <table:table-cell office:value-type="float" office:value="818.125">
            <text:p>818.125</text:p>
          </table:table-cell>
          <table:table-cell office:value-type="float" office:value="-59.125">
            <text:p>-59.125</text:p>
          </table:table-cell>
          <table:table-cell office:value-type="float" office:value="174.25">
            <text:p>174.25</text:p>
          </table:table-cell>
          <table:table-cell office:value-type="float" office:value="0.0529188227684347">
            <text:p>0.0529188228</text:p>
          </table:table-cell>
          <table:table-cell office:value-type="float" office:value="-0.00267776268115942">
            <text:p>-0.0026777627</text:p>
          </table:table-cell>
          <table:table-cell office:value-type="float" office:value="0.0051640340218712">
            <text:p>0.005164034</text:p>
          </table:table-cell>
          <table:table-cell office:value-type="float" office:value="1.19070466722379">
            <text:p>1.1907046672</text:p>
          </table:table-cell>
          <table:table-cell office:value-type="float" office:value="0.990641884625376">
            <text:p>0.9906418846</text:p>
          </table:table-cell>
          <table:table-cell office:value-type="float" office:value="1.01812638688141">
            <text:p>1.0181263869</text:p>
          </table:table-cell>
          <table:table-cell office:value-type="float" office:value="13.4419058086535">
            <text:p>13.44190580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508">
            <text:p>508</text:p>
          </table:table-cell>
          <table:table-cell office:value-type="float" office:value="662">
            <text:p>662</text:p>
          </table:table-cell>
          <table:table-cell office:value-type="float" office:value="920">
            <text:p>920</text:p>
          </table:table-cell>
          <table:table-cell office:value-type="float" office:value="15942">
            <text:p>15942</text:p>
          </table:table-cell>
          <table:table-cell office:value-type="float" office:value="21808">
            <text:p>21808</text:p>
          </table:table-cell>
          <table:table-cell office:value-type="float" office:value="34188">
            <text:p>34188</text:p>
          </table:table-cell>
          <table:table-cell office:value-type="float" office:value="651.25">
            <text:p>651.25</text:p>
          </table:table-cell>
          <table:table-cell office:value-type="float" office:value="-157.375">
            <text:p>-157.375</text:p>
          </table:table-cell>
          <table:table-cell office:value-type="float" office:value="-129.5">
            <text:p>-129.5</text:p>
          </table:table-cell>
          <table:table-cell office:value-type="float" office:value="0.0408512106385648">
            <text:p>0.0408512106</text:p>
          </table:table-cell>
          <table:table-cell office:value-type="float" office:value="-0.00721638848129127">
            <text:p>-0.0072163885</text:p>
          </table:table-cell>
          <table:table-cell office:value-type="float" office:value="-0.00378787878787879">
            <text:p>-0.0037878788</text:p>
          </table:table-cell>
          <table:table-cell office:value-type="float" office:value="1.14625012719982">
            <text:p>1.1462501272</text:p>
          </table:table-cell>
          <table:table-cell office:value-type="float" office:value="0.974844709790398">
            <text:p>0.9748447098</text:p>
          </table:table-cell>
          <table:table-cell office:value-type="float" office:value="0.986770546372819">
            <text:p>0.9867705464</text:p>
          </table:table-cell>
          <table:table-cell office:value-type="float" office:value="17.3118652974134">
            <text:p>17.31186529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944">
            <text:p>944</text:p>
          </table:table-cell>
          <table:table-cell office:value-type="float" office:value="16380">
            <text:p>16380</text:p>
          </table:table-cell>
          <table:table-cell office:value-type="float" office:value="22072">
            <text:p>22072</text:p>
          </table:table-cell>
          <table:table-cell office:value-type="float" office:value="32497">
            <text:p>32497</text:p>
          </table:table-cell>
          <table:table-cell office:value-type="float" office:value="-101.375">
            <text:p>-101.375</text:p>
          </table:table-cell>
          <table:table-cell office:value-type="float" office:value="599.75">
            <text:p>599.75</text:p>
          </table:table-cell>
          <table:table-cell office:value-type="float" office:value="-179.875">
            <text:p>-179.875</text:p>
          </table:table-cell>
          <table:table-cell office:value-type="float" office:value="-0.00618894993894994">
            <text:p>-0.0061889499</text:p>
          </table:table-cell>
          <table:table-cell office:value-type="float" office:value="0.027172435665096">
            <text:p>0.0271724357</text:p>
          </table:table-cell>
          <table:table-cell office:value-type="float" office:value="-0.00553512631935256">
            <text:p>-0.0055351263</text:p>
          </table:table-cell>
          <table:table-cell office:value-type="float" office:value="0.978413749292315">
            <text:p>0.9784137493</text:p>
          </table:table-cell>
          <table:table-cell office:value-type="float" office:value="1.09655067369738">
            <text:p>1.0965506737</text:p>
          </table:table-cell>
          <table:table-cell office:value-type="float" office:value="0.980687107624074">
            <text:p>0.9806871076</text:p>
          </table:table-cell>
          <table:table-cell office:value-type="float" office:value="0">
            <text:p>0</text:p>
          </table:table-cell>
          <table:table-cell office:value-type="float" office:value="25.8542281297817">
            <text:p>25.85422812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491">
            <text:p>491</text:p>
          </table:table-cell>
          <table:table-cell office:value-type="float" office:value="666">
            <text:p>666</text:p>
          </table:table-cell>
          <table:table-cell office:value-type="float" office:value="952">
            <text:p>952</text:p>
          </table:table-cell>
          <table:table-cell office:value-type="float" office:value="16852">
            <text:p>16852</text:p>
          </table:table-cell>
          <table:table-cell office:value-type="float" office:value="22443">
            <text:p>22443</text:p>
          </table:table-cell>
          <table:table-cell office:value-type="float" office:value="31941">
            <text:p>31941</text:p>
          </table:table-cell>
          <table:table-cell office:value-type="float" office:value="-84.75">
            <text:p>-84.75</text:p>
          </table:table-cell>
          <table:table-cell office:value-type="float" office:value="-76.875">
            <text:p>-76.875</text:p>
          </table:table-cell>
          <table:table-cell office:value-type="float" office:value="-145.5">
            <text:p>-145.5</text:p>
          </table:table-cell>
          <table:table-cell office:value-type="float" office:value="-0.00502907666745787">
            <text:p>-0.0050290767</text:p>
          </table:table-cell>
          <table:table-cell office:value-type="float" office:value="-0.00342534420532014">
            <text:p>-0.0034253442</text:p>
          </table:table-cell>
          <table:table-cell office:value-type="float" office:value="-0.00455527378604302">
            <text:p>-0.0045552738</text:p>
          </table:table-cell>
          <table:table-cell office:value-type="float" office:value="0.982447803223667">
            <text:p>0.9824478032</text:p>
          </table:table-cell>
          <table:table-cell office:value-type="float" office:value="0.988034291927912">
            <text:p>0.9880342919</text:p>
          </table:table-cell>
          <table:table-cell office:value-type="float" office:value="0.98409721276661">
            <text:p>0.98409721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539">
            <text:p>539</text:p>
          </table:table-cell>
          <table:table-cell table:number-columns-repeated="2" office:value-type="float" office:value="1023">
            <text:p>1023</text:p>
          </table:table-cell>
          <table:table-cell office:value-type="float" office:value="16340">
            <text:p>16340</text:p>
          </table:table-cell>
          <table:table-cell office:value-type="float" office:value="23459">
            <text:p>23459</text:p>
          </table:table-cell>
          <table:table-cell office:value-type="float" office:value="33867">
            <text:p>33867</text:p>
          </table:table-cell>
          <table:table-cell office:value-type="float" office:value="-66.375">
            <text:p>-66.375</text:p>
          </table:table-cell>
          <table:table-cell office:value-type="float" office:value="109.5">
            <text:p>109.5</text:p>
          </table:table-cell>
          <table:table-cell office:value-type="float" office:value="29.5">
            <text:p>29.5</text:p>
          </table:table-cell>
          <table:table-cell office:value-type="float" office:value="-0.00406211750305998">
            <text:p>-0.0040621175</text:p>
          </table:table-cell>
          <table:table-cell office:value-type="float" office:value="0.00466771814655356">
            <text:p>0.0046677181</text:p>
          </table:table-cell>
          <table:table-cell office:value-type="float" office:value="0.000871054418755721">
            <text:p>0.0008710544</text:p>
          </table:table-cell>
          <table:table-cell office:value-type="float" office:value="0.985814930304563">
            <text:p>0.9858149303</text:p>
          </table:table-cell>
          <table:table-cell office:value-type="float" office:value="1.01637971719462">
            <text:p>1.0163797172</text:p>
          </table:table-cell>
          <table:table-cell office:value-type="float" office:value="1.00305017758781">
            <text:p>1.003050177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513">
            <text:p>513</text:p>
          </table:table-cell>
          <table:table-cell office:value-type="float" office:value="708">
            <text:p>708</text:p>
          </table:table-cell>
          <table:table-cell office:value-type="float" office:value="1018">
            <text:p>1018</text:p>
          </table:table-cell>
          <table:table-cell office:value-type="float" office:value="15820">
            <text:p>15820</text:p>
          </table:table-cell>
          <table:table-cell office:value-type="float" office:value="23874">
            <text:p>23874</text:p>
          </table:table-cell>
          <table:table-cell office:value-type="float" office:value="33712">
            <text:p>33712</text:p>
          </table:table-cell>
          <table:table-cell office:value-type="float" office:value="-38.875">
            <text:p>-38.875</text:p>
          </table:table-cell>
          <table:table-cell office:value-type="float" office:value="126.25">
            <text:p>126.25</text:p>
          </table:table-cell>
          <table:table-cell office:value-type="float" office:value="180.5">
            <text:p>180.5</text:p>
          </table:table-cell>
          <table:table-cell office:value-type="float" office:value="-0.00245733249051833">
            <text:p>-0.0024573325</text:p>
          </table:table-cell>
          <table:table-cell office:value-type="float" office:value="0.00528817960961716">
            <text:p>0.0052881796</text:p>
          </table:table-cell>
          <table:table-cell office:value-type="float" office:value="0.00535417655434267">
            <text:p>0.0053541766</text:p>
          </table:table-cell>
          <table:table-cell office:value-type="float" office:value="0.991411171709805">
            <text:p>0.9914111717</text:p>
          </table:table-cell>
          <table:table-cell office:value-type="float" office:value="1.01856343972708">
            <text:p>1.0185634397</text:p>
          </table:table-cell>
          <table:table-cell office:value-type="float" office:value="1.01879580566509">
            <text:p>1.018795805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office:value-type="float" office:value="713">
            <text:p>713</text:p>
          </table:table-cell>
          <table:table-cell office:value-type="float" office:value="510">
            <text:p>510</text:p>
          </table:table-cell>
          <table:table-cell office:value-type="float" office:value="1033">
            <text:p>1033</text:p>
          </table:table-cell>
          <table:table-cell office:value-type="float" office:value="16370">
            <text:p>16370</text:p>
          </table:table-cell>
          <table:table-cell office:value-type="float" office:value="22305">
            <text:p>22305</text:p>
          </table:table-cell>
          <table:table-cell office:value-type="float" office:value="31730">
            <text:p>31730</text:p>
          </table:table-cell>
          <table:table-cell office:value-type="float" office:value="-100.875">
            <text:p>-100.875</text:p>
          </table:table-cell>
          <table:table-cell office:value-type="float" office:value="245.5">
            <text:p>245.5</text:p>
          </table:table-cell>
          <table:table-cell office:value-type="float" office:value="241.75">
            <text:p>241.75</text:p>
          </table:table-cell>
          <table:table-cell office:value-type="float" office:value="-0.00616218692730605">
            <text:p>-0.0061621869</text:p>
          </table:table-cell>
          <table:table-cell office:value-type="float" office:value="0.0110065007845774">
            <text:p>0.0110065008</text:p>
          </table:table-cell>
          <table:table-cell office:value-type="float" office:value="0.00761897258115348">
            <text:p>0.0076189726</text:p>
          </table:table-cell>
          <table:table-cell office:value-type="float" office:value="0.978506771947974">
            <text:p>0.9785067719</text:p>
          </table:table-cell>
          <table:table-cell office:value-type="float" office:value="1.03876019314268">
            <text:p>1.0387601931</text:p>
          </table:table-cell>
          <table:table-cell office:value-type="float" office:value="1.02678017957069">
            <text:p>1.026780179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518">
            <text:p>518</text:p>
          </table:table-cell>
          <table:table-cell table:number-columns-repeated="2" office:value-type="float" office:value="1057">
            <text:p>1057</text:p>
          </table:table-cell>
          <table:table-cell office:value-type="float" office:value="16660">
            <text:p>16660</text:p>
          </table:table-cell>
          <table:table-cell office:value-type="float" office:value="21878">
            <text:p>21878</text:p>
          </table:table-cell>
          <table:table-cell office:value-type="float" office:value="30864">
            <text:p>30864</text:p>
          </table:table-cell>
          <table:table-cell office:value-type="float" office:value="-58.375">
            <text:p>-58.375</text:p>
          </table:table-cell>
          <table:table-cell office:value-type="float" office:value="-129.75">
            <text:p>-129.75</text:p>
          </table:table-cell>
          <table:table-cell office:value-type="float" office:value="-113.5">
            <text:p>-113.5</text:p>
          </table:table-cell>
          <table:table-cell office:value-type="float" office:value="-0.00350390156062425">
            <text:p>-0.0035039016</text:p>
          </table:table-cell>
          <table:table-cell office:value-type="float" office:value="-0.00593061522991133">
            <text:p>-0.0059306152</text:p>
          </table:table-cell>
          <table:table-cell office:value-type="float" office:value="-0.00367742353551063">
            <text:p>-0.0036774235</text:p>
          </table:table-cell>
          <table:table-cell office:value-type="float" office:value="0.987760408097062">
            <text:p>0.9877604081</text:p>
          </table:table-cell>
          <table:table-cell office:value-type="float" office:value="0.979311784201441">
            <text:p>0.9793117842</text:p>
          </table:table-cell>
          <table:table-cell office:value-type="float" office:value="0.987155523575677">
            <text:p>0.98715552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105">
            <text:p>1105</text:p>
          </table:table-cell>
          <table:table-cell office:value-type="float" office:value="15959">
            <text:p>15959</text:p>
          </table:table-cell>
          <table:table-cell office:value-type="float" office:value="22146">
            <text:p>22146</text:p>
          </table:table-cell>
          <table:table-cell office:value-type="float" office:value="32593">
            <text:p>32593</text:p>
          </table:table-cell>
          <table:table-cell office:value-type="float" office:value="-66.875">
            <text:p>-66.875</text:p>
          </table:table-cell>
          <table:table-cell office:value-type="float" office:value="270">
            <text:p>270</text:p>
          </table:table-cell>
          <table:table-cell office:value-type="float" office:value="2.75">
            <text:p>2.75</text:p>
          </table:table-cell>
          <table:table-cell office:value-type="float" office:value="-0.00419042546525472">
            <text:p>-0.0041904255</text:p>
          </table:table-cell>
          <table:table-cell office:value-type="float" office:value="0.0121918179355188">
            <text:p>0.0121918179</text:p>
          </table:table-cell>
          <table:table-cell table:style-name="ce17" office:value-type="float" office:value="0.0000843739453256834">
            <text:p>8.44E-005</text:p>
          </table:table-cell>
          <table:table-cell office:value-type="float" office:value="0.985367927816145">
            <text:p>0.9853679278</text:p>
          </table:table-cell>
          <table:table-cell office:value-type="float" office:value="1.04296269800648">
            <text:p>1.042962698</text:p>
          </table:table-cell>
          <table:table-cell office:value-type="float" office:value="1.00029532276181">
            <text:p>1.00029532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154">
            <text:p>1154</text:p>
          </table:table-cell>
          <table:table-cell office:value-type="float" office:value="15458">
            <text:p>15458</text:p>
          </table:table-cell>
          <table:table-cell office:value-type="float" office:value="21946">
            <text:p>21946</text:p>
          </table:table-cell>
          <table:table-cell office:value-type="float" office:value="33079">
            <text:p>33079</text:p>
          </table:table-cell>
          <table:table-cell office:value-type="float" office:value="-66.125">
            <text:p>-66.125</text:p>
          </table:table-cell>
          <table:table-cell office:value-type="float" office:value="18.625">
            <text:p>18.625</text:p>
          </table:table-cell>
          <table:table-cell office:value-type="float" office:value="173.125">
            <text:p>173.125</text:p>
          </table:table-cell>
          <table:table-cell office:value-type="float" office:value="-0.00427772027429163">
            <text:p>-0.0042777203</text:p>
          </table:table-cell>
          <table:table-cell office:value-type="float" office:value="0.000848674018044291">
            <text:p>0.000848674</text:p>
          </table:table-cell>
          <table:table-cell office:value-type="float" office:value="0.00523368300129992">
            <text:p>0.005233683</text:p>
          </table:table-cell>
          <table:table-cell office:value-type="float" office:value="0.98506384486584">
            <text:p>0.9850638449</text:p>
          </table:table-cell>
          <table:table-cell office:value-type="float" office:value="1.00297177074843">
            <text:p>1.0029717707</text:p>
          </table:table-cell>
          <table:table-cell office:value-type="float" office:value="1.01837157772256">
            <text:p>1.018371577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579">
            <text:p>579</text:p>
          </table:table-cell>
          <table:table-cell table:number-columns-repeated="2" office:value-type="float" office:value="1163">
            <text:p>1163</text:p>
          </table:table-cell>
          <table:table-cell office:value-type="float" office:value="15674">
            <text:p>15674</text:p>
          </table:table-cell>
          <table:table-cell office:value-type="float" office:value="22065">
            <text:p>22065</text:p>
          </table:table-cell>
          <table:table-cell office:value-type="float" office:value="31811">
            <text:p>31811</text:p>
          </table:table-cell>
          <table:table-cell office:value-type="float" office:value="-160">
            <text:p>-160</text:p>
          </table:table-cell>
          <table:table-cell office:value-type="float" office:value="152.375">
            <text:p>152.375</text:p>
          </table:table-cell>
          <table:table-cell office:value-type="float" office:value="-310.75">
            <text:p>-310.75</text:p>
          </table:table-cell>
          <table:table-cell office:value-type="float" office:value="-0.0102079877504147">
            <text:p>-0.0102079878</text:p>
          </table:table-cell>
          <table:table-cell office:value-type="float" office:value="0.00690573306140947">
            <text:p>0.0069057331</text:p>
          </table:table-cell>
          <table:table-cell office:value-type="float" office:value="-0.00976863349155952">
            <text:p>-0.0097686335</text:p>
          </table:table-cell>
          <table:table-cell office:value-type="float" office:value="0.964476280780817">
            <text:p>0.9644762808</text:p>
          </table:table-cell>
          <table:table-cell office:value-type="float" office:value="1.0242635364472">
            <text:p>1.0242635364</text:p>
          </table:table-cell>
          <table:table-cell office:value-type="float" office:value="0.965996818132115">
            <text:p>0.965996818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office:value-type="float" office:value="600">
            <text:p>600</text:p>
          </table:table-cell>
          <table:table-cell table:number-columns-repeated="2" office:value-type="float" office:value="1199">
            <text:p>1199</text:p>
          </table:table-cell>
          <table:table-cell office:value-type="float" office:value="16425">
            <text:p>16425</text:p>
          </table:table-cell>
          <table:table-cell office:value-type="float" office:value="21894">
            <text:p>21894</text:p>
          </table:table-cell>
          <table:table-cell office:value-type="float" office:value="35069">
            <text:p>35069</text:p>
          </table:table-cell>
          <table:table-cell office:value-type="float" office:value="202.5">
            <text:p>202.5</text:p>
          </table:table-cell>
          <table:table-cell office:value-type="float" office:value="-85.75">
            <text:p>-85.75</text:p>
          </table:table-cell>
          <table:table-cell office:value-type="float" office:value="-241.5">
            <text:p>-241.5</text:p>
          </table:table-cell>
          <table:table-cell office:value-type="float" office:value="0.0123287671232877">
            <text:p>0.0123287671</text:p>
          </table:table-cell>
          <table:table-cell office:value-type="float" office:value="-0.00391659815474559">
            <text:p>-0.0039165982</text:p>
          </table:table-cell>
          <table:table-cell office:value-type="float" office:value="-0.00688642390715447">
            <text:p>-0.0068864239</text:p>
          </table:table-cell>
          <table:table-cell office:value-type="float" office:value="1.04344860198912">
            <text:p>1.043448602</text:p>
          </table:table-cell>
          <table:table-cell office:value-type="float" office:value="0.986321972350958">
            <text:p>0.9863219724</text:p>
          </table:table-cell>
          <table:table-cell office:value-type="float" office:value="0.975990465080048">
            <text:p>0.97599046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6500">
            <text:p>16500</text:p>
          </table:table-cell>
          <table:table-cell office:value-type="float" office:value="23252">
            <text:p>23252</text:p>
          </table:table-cell>
          <table:table-cell office:value-type="float" office:value="36905">
            <text:p>36905</text:p>
          </table:table-cell>
          <table:table-cell office:value-type="float" office:value="200.5">
            <text:p>200.5</text:p>
          </table:table-cell>
          <table:table-cell office:value-type="float" office:value="-11.375">
            <text:p>-11.375</text:p>
          </table:table-cell>
          <table:table-cell office:value-type="float" office:value="-400.25">
            <text:p>-400.25</text:p>
          </table:table-cell>
          <table:table-cell office:value-type="float" office:value="0.0121515151515152">
            <text:p>0.0121515152</text:p>
          </table:table-cell>
          <table:table-cell office:value-type="float" office:value="-0.000489205229657664">
            <text:p>-0.0004892052</text:p>
          </table:table-cell>
          <table:table-cell office:value-type="float" office:value="-0.0108454139005555">
            <text:p>-0.0108454139</text:p>
          </table:table-cell>
          <table:table-cell office:value-type="float" office:value="1.04281971529844">
            <text:p>1.0428197153</text:p>
          </table:table-cell>
          <table:table-cell office:value-type="float" office:value="0.998288250766841">
            <text:p>0.9982882508</text:p>
          </table:table-cell>
          <table:table-cell office:value-type="float" office:value="0.962271592433298">
            <text:p>0.96227159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office:value-type="float" office:value="616">
            <text:p>616</text:p>
          </table:table-cell>
          <table:table-cell office:value-type="float" office:value="860">
            <text:p>860</text:p>
          </table:table-cell>
          <table:table-cell office:value-type="float" office:value="1242">
            <text:p>1242</text:p>
          </table:table-cell>
          <table:table-cell office:value-type="float" office:value="16630">
            <text:p>16630</text:p>
          </table:table-cell>
          <table:table-cell office:value-type="float" office:value="23568">
            <text:p>23568</text:p>
          </table:table-cell>
          <table:table-cell office:value-type="float" office:value="33654">
            <text:p>33654</text:p>
          </table:table-cell>
          <table:table-cell office:value-type="float" office:value="-57.25">
            <text:p>-57.25</text:p>
          </table:table-cell>
          <table:table-cell office:value-type="float" office:value="116.25">
            <text:p>116.25</text:p>
          </table:table-cell>
          <table:table-cell office:value-type="float" office:value="-507.5">
            <text:p>-507.5</text:p>
          </table:table-cell>
          <table:table-cell office:value-type="float" office:value="-0.00344257366205652">
            <text:p>-0.0034425737</text:p>
          </table:table-cell>
          <table:table-cell office:value-type="float" office:value="0.00493253564154786">
            <text:p>0.0049325356</text:p>
          </table:table-cell>
          <table:table-cell office:value-type="float" office:value="-0.0150799310631723">
            <text:p>-0.0150799311</text:p>
          </table:table-cell>
          <table:table-cell office:value-type="float" office:value="0.987974220757103">
            <text:p>0.9879742208</text:p>
          </table:table-cell>
          <table:table-cell office:value-type="float" office:value="1.01731156136481">
            <text:p>1.0173115614</text:p>
          </table:table-cell>
          <table:table-cell office:value-type="float" office:value="0.947665953747802">
            <text:p>0.947665953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209">
            <text:p>1209</text:p>
          </table:table-cell>
          <table:table-cell office:value-type="float" office:value="16275">
            <text:p>16275</text:p>
          </table:table-cell>
          <table:table-cell office:value-type="float" office:value="21464">
            <text:p>21464</text:p>
          </table:table-cell>
          <table:table-cell office:value-type="float" office:value="31221">
            <text:p>31221</text:p>
          </table:table-cell>
          <table:table-cell office:value-type="float" office:value="-416.125">
            <text:p>-416.125</text:p>
          </table:table-cell>
          <table:table-cell office:value-type="float" office:value="-440.5">
            <text:p>-440.5</text:p>
          </table:table-cell>
          <table:table-cell office:value-type="float" office:value="-287.5">
            <text:p>-287.5</text:p>
          </table:table-cell>
          <table:table-cell office:value-type="float" office:value="-0.025568356374808">
            <text:p>-0.0255683564</text:p>
          </table:table-cell>
          <table:table-cell office:value-type="float" office:value="-0.0205227357435706">
            <text:p>-0.0205227357</text:p>
          </table:table-cell>
          <table:table-cell office:value-type="float" office:value="-0.00920854553025207">
            <text:p>-0.0092085455</text:p>
          </table:table-cell>
          <table:table-cell office:value-type="float" office:value="0.911792084749682">
            <text:p>0.9117920847</text:p>
          </table:table-cell>
          <table:table-cell office:value-type="float" office:value="0.928995942955008">
            <text:p>0.928995943</text:p>
          </table:table-cell>
          <table:table-cell office:value-type="float" office:value="0.967936293373252">
            <text:p>0.9679362934</text:p>
          </table:table-cell>
          <table:table-cell office:value-type="float" office:value="-26.761501646741">
            <text:p>-26.7615016467</text:p>
          </table:table-cell>
          <table:table-cell office:value-type="float" office:value="-33.4268281539369">
            <text:p>-33.42682815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234">
            <text:p>1234</text:p>
          </table:table-cell>
          <table:table-cell office:value-type="float" office:value="14329">
            <text:p>14329</text:p>
          </table:table-cell>
          <table:table-cell office:value-type="float" office:value="21094">
            <text:p>21094</text:p>
          </table:table-cell>
          <table:table-cell office:value-type="float" office:value="34269">
            <text:p>34269</text:p>
          </table:table-cell>
          <table:table-cell office:value-type="float" office:value="-545.25">
            <text:p>-545.25</text:p>
          </table:table-cell>
          <table:table-cell office:value-type="float" office:value="271.75">
            <text:p>271.75</text:p>
          </table:table-cell>
          <table:table-cell office:value-type="float" office:value="-305.125">
            <text:p>-305.125</text:p>
          </table:table-cell>
          <table:table-cell office:value-type="float" office:value="-0.0380522018284598">
            <text:p>-0.0380522018</text:p>
          </table:table-cell>
          <table:table-cell office:value-type="float" office:value="0.0128828102778041">
            <text:p>0.0128828103</text:p>
          </table:table-cell>
          <table:table-cell office:value-type="float" office:value="-0.00890381977880884">
            <text:p>-0.0089038198</text:p>
          </table:table-cell>
          <table:table-cell office:value-type="float" office:value="0.869655314925819">
            <text:p>0.8696553149</text:p>
          </table:table-cell>
          <table:table-cell office:value-type="float" office:value="1.0454151309016">
            <text:p>1.0454151309</text:p>
          </table:table-cell>
          <table:table-cell office:value-type="float" office:value="0.96899201566721">
            <text:p>0.9689920157</text:p>
          </table:table-cell>
          <table:table-cell office:value-type="float" office:value="-17.8668773666498">
            <text:p>-17.86687736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20">
            <text:p>520</text:p>
          </table:table-cell>
          <table:table-cell office:value-type="float" office:value="1182">
            <text:p>1182</text:p>
          </table:table-cell>
          <table:table-cell office:value-type="float" office:value="13156">
            <text:p>13156</text:p>
          </table:table-cell>
          <table:table-cell office:value-type="float" office:value="21120">
            <text:p>21120</text:p>
          </table:table-cell>
          <table:table-cell office:value-type="float" office:value="36080">
            <text:p>36080</text:p>
          </table:table-cell>
          <table:table-cell office:value-type="float" office:value="-758.125">
            <text:p>-758.125</text:p>
          </table:table-cell>
          <table:table-cell office:value-type="float" office:value="-928.75">
            <text:p>-928.75</text:p>
          </table:table-cell>
          <table:table-cell office:value-type="float" office:value="-373">
            <text:p>-373</text:p>
          </table:table-cell>
          <table:table-cell office:value-type="float" office:value="-0.0576257981149286">
            <text:p>-0.0576257981</text:p>
          </table:table-cell>
          <table:table-cell office:value-type="float" office:value="-0.0439749053030303">
            <text:p>-0.0439749053</text:p>
          </table:table-cell>
          <table:table-cell office:value-type="float" office:value="-0.0103381374722838">
            <text:p>-0.0103381375</text:p>
          </table:table-cell>
          <table:table-cell office:value-type="float" office:value="0.80481834251018">
            <text:p>0.8048183425</text:p>
          </table:table-cell>
          <table:table-cell office:value-type="float" office:value="0.849878064340359">
            <text:p>0.8498780643</text:p>
          </table:table-cell>
          <table:table-cell office:value-type="float" office:value="0.964025997936343">
            <text:p>0.9640259979</text:p>
          </table:table-cell>
          <table:table-cell office:value-type="float" office:value="-11.678416139301">
            <text:p>-11.6784161393</text:p>
          </table:table-cell>
          <table:table-cell office:value-type="float" office:value="-15.4131636722515">
            <text:p>-15.4131636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136">
            <text:p>1136</text:p>
          </table:table-cell>
          <table:table-cell office:value-type="float" office:value="12581">
            <text:p>12581</text:p>
          </table:table-cell>
          <table:table-cell office:value-type="float" office:value="21000">
            <text:p>21000</text:p>
          </table:table-cell>
          <table:table-cell office:value-type="float" office:value="32636">
            <text:p>32636</text:p>
          </table:table-cell>
          <table:table-cell office:value-type="float" office:value="-569.625">
            <text:p>-569.625</text:p>
          </table:table-cell>
          <table:table-cell office:value-type="float" office:value="-53.875">
            <text:p>-53.875</text:p>
          </table:table-cell>
          <table:table-cell office:value-type="float" office:value="-427.5">
            <text:p>-427.5</text:p>
          </table:table-cell>
          <table:table-cell office:value-type="float" office:value="-0.045276607582863">
            <text:p>-0.0452766076</text:p>
          </table:table-cell>
          <table:table-cell office:value-type="float" office:value="-0.00256547619047619">
            <text:p>-0.0025654762</text:p>
          </table:table-cell>
          <table:table-cell office:value-type="float" office:value="-0.0130990317440863">
            <text:p>-0.0130990317</text:p>
          </table:table-cell>
          <table:table-cell office:value-type="float" office:value="0.845549817000636">
            <text:p>0.845549817</text:p>
          </table:table-cell>
          <table:table-cell office:value-type="float" office:value="0.991033733402778">
            <text:p>0.9910337334</text:p>
          </table:table-cell>
          <table:table-cell office:value-type="float" office:value="0.954489694775658">
            <text:p>0.9544896948</text:p>
          </table:table-cell>
          <table:table-cell office:value-type="float" office:value="-14.9599179188244">
            <text:p>-14.959917918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10">
            <text:p>510</text:p>
          </table:table-cell>
          <table:table-cell office:value-type="float" office:value="1183">
            <text:p>1183</text:p>
          </table:table-cell>
          <table:table-cell office:value-type="float" office:value="14329">
            <text:p>14329</text:p>
          </table:table-cell>
          <table:table-cell office:value-type="float" office:value="20702">
            <text:p>20702</text:p>
          </table:table-cell>
          <table:table-cell office:value-type="float" office:value="30315">
            <text:p>30315</text:p>
          </table:table-cell>
          <table:table-cell office:value-type="float" office:value="-240.375">
            <text:p>-240.375</text:p>
          </table:table-cell>
          <table:table-cell office:value-type="float" office:value="-132.625">
            <text:p>-132.625</text:p>
          </table:table-cell>
          <table:table-cell office:value-type="float" office:value="-279.625">
            <text:p>-279.625</text:p>
          </table:table-cell>
          <table:table-cell office:value-type="float" office:value="-0.0167754204759578">
            <text:p>-0.0167754205</text:p>
          </table:table-cell>
          <table:table-cell office:value-type="float" office:value="-0.00640638585643899">
            <text:p>-0.0064063859</text:p>
          </table:table-cell>
          <table:table-cell office:value-type="float" office:value="-0.00922398152729672">
            <text:p>-0.0092239815</text:p>
          </table:table-cell>
          <table:table-cell office:value-type="float" office:value="0.941837601209152">
            <text:p>0.9418376012</text:p>
          </table:table-cell>
          <table:table-cell office:value-type="float" office:value="0.977658091390757">
            <text:p>0.9776580914</text:p>
          </table:table-cell>
          <table:table-cell office:value-type="float" office:value="0.967882825051485">
            <text:p>0.96788282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1216">
            <text:p>1216</text:p>
          </table:table-cell>
          <table:table-cell office:value-type="float" office:value="13776">
            <text:p>13776</text:p>
          </table:table-cell>
          <table:table-cell office:value-type="float" office:value="20704">
            <text:p>20704</text:p>
          </table:table-cell>
          <table:table-cell office:value-type="float" office:value="33260">
            <text:p>33260</text:p>
          </table:table-cell>
          <table:table-cell office:value-type="float" office:value="-868.875">
            <text:p>-868.875</text:p>
          </table:table-cell>
          <table:table-cell office:value-type="float" office:value="204">
            <text:p>204</text:p>
          </table:table-cell>
          <table:table-cell office:value-type="float" office:value="-630.625">
            <text:p>-630.625</text:p>
          </table:table-cell>
          <table:table-cell office:value-type="float" office:value="-0.0630716463414634">
            <text:p>-0.0630716463</text:p>
          </table:table-cell>
          <table:table-cell office:value-type="float" office:value="0.0098531684698609">
            <text:p>0.0098531685</text:p>
          </table:table-cell>
          <table:table-cell office:value-type="float" office:value="-0.018960463018641">
            <text:p>-0.018960463</text:p>
          </table:table-cell>
          <table:table-cell office:value-type="float" office:value="0.787046181646434">
            <text:p>0.7870461816</text:p>
          </table:table-cell>
          <table:table-cell office:value-type="float" office:value="1.03467637610515">
            <text:p>1.0346763761</text:p>
          </table:table-cell>
          <table:table-cell office:value-type="float" office:value="0.934342997784204">
            <text:p>0.9343429978</text:p>
          </table:table-cell>
          <table:table-cell office:value-type="float" office:value="-10.6395016303688">
            <text:p>-10.63950163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77">
            <text:p>577</text:p>
          </table:table-cell>
          <table:table-cell table:number-columns-repeated="2" office:value-type="float" office:value="1252">
            <text:p>1252</text:p>
          </table:table-cell>
          <table:table-cell office:value-type="float" office:value="12915">
            <text:p>12915</text:p>
          </table:table-cell>
          <table:table-cell office:value-type="float" office:value="20272">
            <text:p>20272</text:p>
          </table:table-cell>
          <table:table-cell office:value-type="float" office:value="34655">
            <text:p>34655</text:p>
          </table:table-cell>
          <table:table-cell office:value-type="float" office:value="-1132.875">
            <text:p>-1132.875</text:p>
          </table:table-cell>
          <table:table-cell office:value-type="float" office:value="-36">
            <text:p>-36</text:p>
          </table:table-cell>
          <table:table-cell office:value-type="float" office:value="-684.375">
            <text:p>-684.375</text:p>
          </table:table-cell>
          <table:table-cell office:value-type="float" office:value="-0.0877177700348432">
            <text:p>-0.08771777</text:p>
          </table:table-cell>
          <table:table-cell office:value-type="float" office:value="-0.00177584846093133">
            <text:p>-0.0017758485</text:p>
          </table:table-cell>
          <table:table-cell office:value-type="float" office:value="-0.0197482325782715">
            <text:p>-0.0197482326</text:p>
          </table:table-cell>
          <table:table-cell office:value-type="float" office:value="0.708068842950625">
            <text:p>0.708068843</text:p>
          </table:table-cell>
          <table:table-cell office:value-type="float" office:value="0.993790711516742">
            <text:p>0.9937907115</text:p>
          </table:table-cell>
          <table:table-cell office:value-type="float" office:value="0.931645571648382">
            <text:p>0.9316455716</text:p>
          </table:table-cell>
          <table:table-cell office:value-type="float" office:value="-7.55013976340798">
            <text:p>-7.55013976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80">
            <text:p>580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2581">
            <text:p>12581</text:p>
          </table:table-cell>
          <table:table-cell office:value-type="float" office:value="19872">
            <text:p>19872</text:p>
          </table:table-cell>
          <table:table-cell office:value-type="float" office:value="31484">
            <text:p>31484</text:p>
          </table:table-cell>
          <table:table-cell office:value-type="float" office:value="-569.625">
            <text:p>-569.625</text:p>
          </table:table-cell>
          <table:table-cell office:value-type="float" office:value="-450">
            <text:p>-450</text:p>
          </table:table-cell>
          <table:table-cell office:value-type="float" office:value="-548.75">
            <text:p>-548.75</text:p>
          </table:table-cell>
          <table:table-cell office:value-type="float" office:value="-0.045276607582863">
            <text:p>-0.0452766076</text:p>
          </table:table-cell>
          <table:table-cell office:value-type="float" office:value="-0.0226449275362319">
            <text:p>-0.0226449275</text:p>
          </table:table-cell>
          <table:table-cell office:value-type="float" office:value="-0.0174294879939017">
            <text:p>-0.017429488</text:p>
          </table:table-cell>
          <table:table-cell office:value-type="float" office:value="0.845549817000636">
            <text:p>0.845549817</text:p>
          </table:table-cell>
          <table:table-cell office:value-type="float" office:value="0.921747827399706">
            <text:p>0.9217478274</text:p>
          </table:table-cell>
          <table:table-cell office:value-type="float" office:value="0.939592214642734">
            <text:p>0.9395922146</text:p>
          </table:table-cell>
          <table:table-cell office:value-type="float" office:value="-14.9599179188244">
            <text:p>-14.9599179188</text:p>
          </table:table-cell>
          <table:table-cell office:value-type="float" office:value="-30.2614828550258">
            <text:p>-30.2614828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14">
            <text:p>614</text:p>
          </table:table-cell>
          <table:table-cell office:value-type="float" office:value="1284">
            <text:p>1284</text:p>
          </table:table-cell>
          <table:table-cell office:value-type="float" office:value="614">
            <text:p>614</text:p>
          </table:table-cell>
          <table:table-cell office:value-type="float" office:value="13104">
            <text:p>13104</text:p>
          </table:table-cell>
          <table:table-cell office:value-type="float" office:value="20113">
            <text:p>20113</text:p>
          </table:table-cell>
          <table:table-cell office:value-type="float" office:value="28658">
            <text:p>28658</text:p>
          </table:table-cell>
          <table:table-cell office:value-type="float" office:value="-424.125">
            <text:p>-424.125</text:p>
          </table:table-cell>
          <table:table-cell office:value-type="float" office:value="-612.375">
            <text:p>-612.375</text:p>
          </table:table-cell>
          <table:table-cell office:value-type="float" office:value="494.5">
            <text:p>494.5</text:p>
          </table:table-cell>
          <table:table-cell office:value-type="float" office:value="-0.0323660714285714">
            <text:p>-0.0323660714</text:p>
          </table:table-cell>
          <table:table-cell office:value-type="float" office:value="-0.0304467259981107">
            <text:p>-0.030446726</text:p>
          </table:table-cell>
          <table:table-cell office:value-type="float" office:value="0.0172552166934189">
            <text:p>0.0172552167</text:p>
          </table:table-cell>
          <table:table-cell office:value-type="float" office:value="0.88877197265625">
            <text:p>0.8887719727</text:p>
          </table:table-cell>
          <table:table-cell office:value-type="float" office:value="0.89525338512966">
            <text:p>0.8952533851</text:p>
          </table:table-cell>
          <table:table-cell office:value-type="float" office:value="1.06097683373311">
            <text:p>1.0609768337</text:p>
          </table:table-cell>
          <table:table-cell office:value-type="float" office:value="-21.0673836991396">
            <text:p>-21.0673836991</text:p>
          </table:table-cell>
          <table:table-cell office:value-type="float" office:value="-22.4175424460096">
            <text:p>-22.4175424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3">
            <text:p>3</text:p>
          </table:table-cell>
          <table:table-cell office:value-type="float" office:value="572">
            <text:p>572</text:p>
          </table:table-cell>
          <table:table-cell office:value-type="float" office:value="1239">
            <text:p>1239</text:p>
          </table:table-cell>
          <table:table-cell office:value-type="float" office:value="572">
            <text:p>572</text:p>
          </table:table-cell>
          <table:table-cell office:value-type="float" office:value="11380">
            <text:p>11380</text:p>
          </table:table-cell>
          <table:table-cell office:value-type="float" office:value="18676">
            <text:p>18676</text:p>
          </table:table-cell>
          <table:table-cell office:value-type="float" office:value="28864">
            <text:p>28864</text:p>
          </table:table-cell>
          <table:table-cell office:value-type="float" office:value="-930">
            <text:p>-930</text:p>
          </table:table-cell>
          <table:table-cell office:value-type="float" office:value="-849">
            <text:p>-849</text:p>
          </table:table-cell>
          <table:table-cell office:value-type="float" office:value="-297">
            <text:p>-297</text:p>
          </table:table-cell>
          <table:table-cell office:value-type="float" office:value="-0.0817223198594025">
            <text:p>-0.0817223199</text:p>
          </table:table-cell>
          <table:table-cell office:value-type="float" office:value="-0.0454594131505676">
            <text:p>-0.0454594132</text:p>
          </table:table-cell>
          <table:table-cell office:value-type="float" office:value="-0.0102896341463415">
            <text:p>-0.0102896341</text:p>
          </table:table-cell>
          <table:table-cell office:value-type="float" office:value="0.727061814115968">
            <text:p>0.7270618141</text:p>
          </table:table-cell>
          <table:table-cell office:value-type="float" office:value="0.844942508131242">
            <text:p>0.8449425081</text:p>
          </table:table-cell>
          <table:table-cell office:value-type="float" office:value="0.964193798566701">
            <text:p>0.9641937986</text:p>
          </table:table-cell>
          <table:table-cell office:value-type="float" office:value="-8.13023892576487">
            <text:p>-8.1302389258</text:p>
          </table:table-cell>
          <table:table-cell office:value-type="float" office:value="-14.8983442274045">
            <text:p>-14.89834422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3">
            <text:p>3</text:p>
          </table:table-cell>
          <table:table-cell office:value-type="float" office:value="561">
            <text:p>561</text:p>
          </table:table-cell>
          <table:table-cell office:value-type="float" office:value="822">
            <text:p>822</text:p>
          </table:table-cell>
          <table:table-cell office:value-type="float" office:value="1224">
            <text:p>1224</text:p>
          </table:table-cell>
          <table:table-cell office:value-type="float" office:value="10300">
            <text:p>10300</text:p>
          </table:table-cell>
          <table:table-cell office:value-type="float" office:value="17540">
            <text:p>17540</text:p>
          </table:table-cell>
          <table:table-cell office:value-type="float" office:value="27195">
            <text:p>27195</text:p>
          </table:table-cell>
          <table:table-cell office:value-type="float" office:value="-1044.75">
            <text:p>-1044.75</text:p>
          </table:table-cell>
          <table:table-cell office:value-type="float" office:value="-1173.75">
            <text:p>-1173.75</text:p>
          </table:table-cell>
          <table:table-cell office:value-type="float" office:value="-115.5">
            <text:p>-115.5</text:p>
          </table:table-cell>
          <table:table-cell office:value-type="float" office:value="-0.101432038834951">
            <text:p>-0.1014320388</text:p>
          </table:table-cell>
          <table:table-cell office:value-type="float" office:value="-0.0669184720638541">
            <text:p>-0.0669184721</text:p>
          </table:table-cell>
          <table:table-cell office:value-type="float" office:value="-0.00424710424710425">
            <text:p>-0.0042471042</text:p>
          </table:table-cell>
          <table:table-cell office:value-type="float" office:value="0.665153242742011">
            <text:p>0.6651532427</text:p>
          </table:table-cell>
          <table:table-cell office:value-type="float" office:value="0.774562388307098">
            <text:p>0.7745623883</text:p>
          </table:table-cell>
          <table:table-cell office:value-type="float" office:value="0.985170489408327">
            <text:p>0.9851704894</text:p>
          </table:table-cell>
          <table:table-cell office:value-type="float" office:value="-6.48086157365389">
            <text:p>-6.4808615737</text:p>
          </table:table-cell>
          <table:table-cell office:value-type="float" office:value="-10.0075103442756">
            <text:p>-10.00751034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70">
            <text:p>570</text:p>
          </table:table-cell>
          <table:table-cell office:value-type="float" office:value="10800">
            <text:p>10800</text:p>
          </table:table-cell>
          <table:table-cell office:value-type="float" office:value="18125">
            <text:p>18125</text:p>
          </table:table-cell>
          <table:table-cell office:value-type="float" office:value="28658">
            <text:p>28658</text:p>
          </table:table-cell>
          <table:table-cell office:value-type="float" office:value="-843.125">
            <text:p>-843.125</text:p>
          </table:table-cell>
          <table:table-cell office:value-type="float" office:value="-25.375">
            <text:p>-25.375</text:p>
          </table:table-cell>
          <table:table-cell office:value-type="float" office:value="92">
            <text:p>92</text:p>
          </table:table-cell>
          <table:table-cell office:value-type="float" office:value="-0.0780671296296296">
            <text:p>-0.0780671296</text:p>
          </table:table-cell>
          <table:table-cell office:value-type="float" office:value="-0.0014">
            <text:p>-0.0014</text:p>
          </table:table-cell>
          <table:table-cell office:value-type="float" office:value="0.00321027287319422">
            <text:p>0.0032102729</text:p>
          </table:table-cell>
          <table:table-cell office:value-type="float" office:value="0.738710220684371">
            <text:p>0.7387102207</text:p>
          </table:table-cell>
          <table:table-cell office:value-type="float" office:value="0.9951038416">
            <text:p>0.9951038416</text:p>
          </table:table-cell>
          <table:table-cell office:value-type="float" office:value="1.01125615452594">
            <text:p>1.0112561545</text:p>
          </table:table-cell>
          <table:table-cell office:value-type="float" office:value="-8.52759268926973">
            <text:p>-8.52759268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3">
            <text:p>3</text:p>
          </table:table-cell>
          <table:table-cell office:value-type="float" office:value="640">
            <text:p>640</text:p>
          </table:table-cell>
          <table:table-cell office:value-type="float" office:value="897">
            <text:p>897</text:p>
          </table:table-cell>
          <table:table-cell office:value-type="float" office:value="640">
            <text:p>640</text:p>
          </table:table-cell>
          <table:table-cell office:value-type="float" office:value="11840">
            <text:p>11840</text:p>
          </table:table-cell>
          <table:table-cell office:value-type="float" office:value="18340">
            <text:p>18340</text:p>
          </table:table-cell>
          <table:table-cell office:value-type="float" office:value="30176">
            <text:p>30176</text:p>
          </table:table-cell>
          <table:table-cell office:value-type="float" office:value="-637.875">
            <text:p>-637.875</text:p>
          </table:table-cell>
          <table:table-cell office:value-type="float" office:value="-466.75">
            <text:p>-466.75</text:p>
          </table:table-cell>
          <table:table-cell office:value-type="float" office:value="-310.5">
            <text:p>-310.5</text:p>
          </table:table-cell>
          <table:table-cell office:value-type="float" office:value="-0.0538745777027027">
            <text:p>-0.0538745777</text:p>
          </table:table-cell>
          <table:table-cell office:value-type="float" office:value="-0.0254498364231189">
            <text:p>-0.0254498364</text:p>
          </table:table-cell>
          <table:table-cell office:value-type="float" office:value="-0.0102896341463415">
            <text:p>-0.0102896341</text:p>
          </table:table-cell>
          <table:table-cell office:value-type="float" office:value="0.817127819480924">
            <text:p>0.8171278195</text:p>
          </table:table-cell>
          <table:table-cell office:value-type="float" office:value="0.912195053100052">
            <text:p>0.9121950531</text:p>
          </table:table-cell>
          <table:table-cell office:value-type="float" office:value="0.964193798566701">
            <text:p>0.9641937986</text:p>
          </table:table-cell>
          <table:table-cell office:value-type="float" office:value="-12.5161694787709">
            <text:p>-12.5161694788</text:p>
          </table:table-cell>
          <table:table-cell office:value-type="float" office:value="-26.887758012915">
            <text:p>-26.88775801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3">
            <text:p>3</text:p>
          </table:table-cell>
          <table:table-cell office:value-type="float" office:value="602">
            <text:p>602</text:p>
          </table:table-cell>
          <table:table-cell office:value-type="float" office:value="858">
            <text:p>858</text:p>
          </table:table-cell>
          <table:table-cell office:value-type="float" office:value="1267">
            <text:p>1267</text:p>
          </table:table-cell>
          <table:table-cell office:value-type="float" office:value="11020">
            <text:p>11020</text:p>
          </table:table-cell>
          <table:table-cell office:value-type="float" office:value="17514">
            <text:p>17514</text:p>
          </table:table-cell>
          <table:table-cell office:value-type="float" office:value="28490">
            <text:p>28490</text:p>
          </table:table-cell>
          <table:table-cell office:value-type="float" office:value="-352.5">
            <text:p>-352.5</text:p>
          </table:table-cell>
          <table:table-cell office:value-type="float" office:value="-270.375">
            <text:p>-270.375</text:p>
          </table:table-cell>
          <table:table-cell office:value-type="float" office:value="-121">
            <text:p>-121</text:p>
          </table:table-cell>
          <table:table-cell office:value-type="float" office:value="-0.0319872958257713">
            <text:p>-0.0319872958</text:p>
          </table:table-cell>
          <table:table-cell office:value-type="float" office:value="-0.0154376498800959">
            <text:p>-0.0154376499</text:p>
          </table:table-cell>
          <table:table-cell office:value-type="float" office:value="-0.00424710424710425">
            <text:p>-0.0042471042</text:p>
          </table:table-cell>
          <table:table-cell office:value-type="float" office:value="0.890049911314521">
            <text:p>0.8900499113</text:p>
          </table:table-cell>
          <table:table-cell office:value-type="float" office:value="0.946435334645952">
            <text:p>0.9464353346</text:p>
          </table:table-cell>
          <table:table-cell office:value-type="float" office:value="0.985170489408327">
            <text:p>0.9851704894</text:p>
          </table:table-cell>
          <table:table-cell office:value-type="float" office:value="-21.3210008706909">
            <text:p>-21.32100087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3">
            <text:p>3</text:p>
          </table:table-cell>
          <table:table-cell office:value-type="float" office:value="608">
            <text:p>608</text:p>
          </table:table-cell>
          <table:table-cell table:number-columns-repeated="2" office:value-type="float" office:value="1275">
            <text:p>1275</text:p>
          </table:table-cell>
          <table:table-cell office:value-type="float" office:value="10800">
            <text:p>10800</text:p>
          </table:table-cell>
          <table:table-cell office:value-type="float" office:value="17004">
            <text:p>17004</text:p>
          </table:table-cell>
          <table:table-cell office:value-type="float" office:value="28776">
            <text:p>28776</text:p>
          </table:table-cell>
          <table:table-cell office:value-type="float" office:value="-82.5">
            <text:p>-82.5</text:p>
          </table:table-cell>
          <table:table-cell office:value-type="float" office:value="8.125">
            <text:p>8.125</text:p>
          </table:table-cell>
          <table:table-cell office:value-type="float" office:value="13.75">
            <text:p>13.75</text:p>
          </table:table-cell>
          <table:table-cell office:value-type="float" office:value="-0.00763888888888889">
            <text:p>-0.0076388889</text:p>
          </table:table-cell>
          <table:table-cell table:number-columns-repeated="2" office:value-type="float" office:value="0.00047782874617737">
            <text:p>0.0004778287</text:p>
          </table:table-cell>
          <table:table-cell office:value-type="float" office:value="0.973378260030864">
            <text:p>0.97337826</text:p>
          </table:table-cell>
          <table:table-cell table:number-columns-repeated="2" office:value-type="float" office:value="1.00167284811943">
            <text:p>1.001672848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3">
            <text:p>3</text:p>
          </table:table-cell>
          <table:table-cell office:value-type="float" office:value="623">
            <text:p>623</text:p>
          </table:table-cell>
          <table:table-cell table:number-columns-repeated="2" office:value-type="float" office:value="1294">
            <text:p>1294</text:p>
          </table:table-cell>
          <table:table-cell office:value-type="float" office:value="10680">
            <text:p>10680</text:p>
          </table:table-cell>
          <table:table-cell office:value-type="float" office:value="17164">
            <text:p>17164</text:p>
          </table:table-cell>
          <table:table-cell office:value-type="float" office:value="28798">
            <text:p>28798</text:p>
          </table:table-cell>
          <table:table-cell office:value-type="float" office:value="-50">
            <text:p>-50</text:p>
          </table:table-cell>
          <table:table-cell office:value-type="float" office:value="-176.75">
            <text:p>-176.75</text:p>
          </table:table-cell>
          <table:table-cell office:value-type="float" office:value="-63.25">
            <text:p>-63.25</text:p>
          </table:table-cell>
          <table:table-cell office:value-type="float" office:value="-0.00468164794007491">
            <text:p>-0.0046816479</text:p>
          </table:table-cell>
          <table:table-cell office:value-type="float" office:value="-0.0102977161500816">
            <text:p>-0.0102977162</text:p>
          </table:table-cell>
          <table:table-cell office:value-type="float" office:value="-0.00219633307868602">
            <text:p>-0.0021963331</text:p>
          </table:table-cell>
          <table:table-cell office:value-type="float" office:value="0.98365719115151">
            <text:p>0.9836571912</text:p>
          </table:table-cell>
          <table:table-cell office:value-type="float" office:value="0.964165837672214">
            <text:p>0.9641658377</text:p>
          </table:table-cell>
          <table:table-cell office:value-type="float" office:value="0.992322289027424">
            <text:p>0.99232228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10420">
            <text:p>10420</text:p>
          </table:table-cell>
          <table:table-cell office:value-type="float" office:value="17168">
            <text:p>17168</text:p>
          </table:table-cell>
          <table:table-cell office:value-type="float" office:value="27610">
            <text:p>27610</text:p>
          </table:table-cell>
          <table:table-cell office:value-type="float" office:value="-142.5">
            <text:p>-142.5</text:p>
          </table:table-cell>
          <table:table-cell office:value-type="float" office:value="-373.375">
            <text:p>-373.375</text:p>
          </table:table-cell>
          <table:table-cell office:value-type="float" office:value="-277.75">
            <text:p>-277.75</text:p>
          </table:table-cell>
          <table:table-cell office:value-type="float" office:value="-0.0136756238003839">
            <text:p>-0.0136756238</text:p>
          </table:table-cell>
          <table:table-cell office:value-type="float" office:value="-0.0217483108108108">
            <text:p>-0.0217483108</text:p>
          </table:table-cell>
          <table:table-cell office:value-type="float" office:value="-0.0100597609561753">
            <text:p>-0.010059761</text:p>
          </table:table-cell>
          <table:table-cell office:value-type="float" office:value="0.952501881163863">
            <text:p>0.9525018812</text:p>
          </table:table-cell>
          <table:table-cell office:value-type="float" office:value="0.924807970647484">
            <text:p>0.9248079706</text:p>
          </table:table-cell>
          <table:table-cell office:value-type="float" office:value="0.964989186282757">
            <text:p>0.9649891863</text:p>
          </table:table-cell>
          <table:table-cell office:value-type="float" office:value="0">
            <text:p>0</text:p>
          </table:table-cell>
          <table:table-cell office:value-type="float" office:value="-31.5234674636561">
            <text:p>-31.52346746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47">
            <text:p>547</text:p>
          </table:table-cell>
          <table:table-cell office:value-type="float" office:value="1221">
            <text:p>1221</text:p>
          </table:table-cell>
          <table:table-cell office:value-type="float" office:value="8560">
            <text:p>8560</text:p>
          </table:table-cell>
          <table:table-cell office:value-type="float" office:value="15979">
            <text:p>15979</text:p>
          </table:table-cell>
          <table:table-cell office:value-type="float" office:value="26422">
            <text:p>26422</text:p>
          </table:table-cell>
          <table:table-cell office:value-type="float" office:value="-100.125">
            <text:p>-100.125</text:p>
          </table:table-cell>
          <table:table-cell office:value-type="float" office:value="-511.125">
            <text:p>-511.125</text:p>
          </table:table-cell>
          <table:table-cell office:value-type="float" office:value="-211.75">
            <text:p>-211.75</text:p>
          </table:table-cell>
          <table:table-cell office:value-type="float" office:value="-0.0116968457943925">
            <text:p>-0.0116968458</text:p>
          </table:table-cell>
          <table:table-cell office:value-type="float" office:value="-0.0319872958257713">
            <text:p>-0.0319872958</text:p>
          </table:table-cell>
          <table:table-cell office:value-type="float" office:value="-0.00801415487094088">
            <text:p>-0.0080141549</text:p>
          </table:table-cell>
          <table:table-cell office:value-type="float" office:value="0.95932919947464">
            <text:p>0.9593291995</text:p>
          </table:table-cell>
          <table:table-cell office:value-type="float" office:value="0.890049911314521">
            <text:p>0.8900499113</text:p>
          </table:table-cell>
          <table:table-cell office:value-type="float" office:value="0.972076342241166">
            <text:p>0.9720763422</text:p>
          </table:table-cell>
          <table:table-cell office:value-type="float" office:value="0">
            <text:p>0</text:p>
          </table:table-cell>
          <table:table-cell office:value-type="float" office:value="-21.3210008706909">
            <text:p>-21.32100087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3">
            <text:p>3</text:p>
          </table:table-cell>
          <table:table-cell office:value-type="float" office:value="623">
            <text:p>623</text:p>
          </table:table-cell>
          <table:table-cell office:value-type="float" office:value="885">
            <text:p>885</text:p>
          </table:table-cell>
          <table:table-cell office:value-type="float" office:value="1300">
            <text:p>1300</text:p>
          </table:table-cell>
          <table:table-cell office:value-type="float" office:value="9640">
            <text:p>9640</text:p>
          </table:table-cell>
          <table:table-cell office:value-type="float" office:value="16100">
            <text:p>16100</text:p>
          </table:table-cell>
          <table:table-cell office:value-type="float" office:value="26972">
            <text:p>26972</text:p>
          </table:table-cell>
          <table:table-cell office:value-type="float" office:value="-234.25">
            <text:p>-234.25</text:p>
          </table:table-cell>
          <table:table-cell office:value-type="float" office:value="-230">
            <text:p>-230</text:p>
          </table:table-cell>
          <table:table-cell office:value-type="float" office:value="-277.75">
            <text:p>-277.75</text:p>
          </table:table-cell>
          <table:table-cell office:value-type="float" office:value="-0.0242997925311203">
            <text:p>-0.0242997925</text:p>
          </table:table-cell>
          <table:table-cell office:value-type="float" office:value="-0.0142857142857143">
            <text:p>-0.0142857143</text:p>
          </table:table-cell>
          <table:table-cell office:value-type="float" office:value="-0.0102977161500816">
            <text:p>-0.0102977162</text:p>
          </table:table-cell>
          <table:table-cell office:value-type="float" office:value="0.916108066778508">
            <text:p>0.9161080668</text:p>
          </table:table-cell>
          <table:table-cell office:value-type="float" office:value="0.9504">
            <text:p>0.9504</text:p>
          </table:table-cell>
          <table:table-cell office:value-type="float" office:value="0.964165837672214">
            <text:p>0.9641658377</text:p>
          </table:table-cell>
          <table:table-cell office:value-type="float" office:value="-28.1768243491452">
            <text:p>-28.176824349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3">
            <text:p>3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400">
            <text:p>10400</text:p>
          </table:table-cell>
          <table:table-cell office:value-type="float" office:value="16716">
            <text:p>16716</text:p>
          </table:table-cell>
          <table:table-cell office:value-type="float" office:value="28094">
            <text:p>28094</text:p>
          </table:table-cell>
          <table:table-cell office:value-type="float" office:value="-258.125">
            <text:p>-258.125</text:p>
          </table:table-cell>
          <table:table-cell office:value-type="float" office:value="-94.5">
            <text:p>-94.5</text:p>
          </table:table-cell>
          <table:table-cell office:value-type="float" office:value="-335.5">
            <text:p>-335.5</text:p>
          </table:table-cell>
          <table:table-cell office:value-type="float" office:value="-0.0248197115384615">
            <text:p>-0.0248197115</text:p>
          </table:table-cell>
          <table:table-cell office:value-type="float" office:value="-0.00565326633165829">
            <text:p>-0.0056532663</text:p>
          </table:table-cell>
          <table:table-cell office:value-type="float" office:value="-0.0119420516836335">
            <text:p>-0.0119420517</text:p>
          </table:table-cell>
          <table:table-cell office:value-type="float" office:value="0.914338405053855">
            <text:p>0.9143384051</text:p>
          </table:table-cell>
          <table:table-cell office:value-type="float" office:value="0.980276208302821">
            <text:p>0.9802762083</text:p>
          </table:table-cell>
          <table:table-cell office:value-type="float" office:value="0.958482339800175">
            <text:p>0.9584823398</text:p>
          </table:table-cell>
          <table:table-cell office:value-type="float" office:value="-27.5792606099014">
            <text:p>-27.57926060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3">
            <text:p>3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1295">
            <text:p>1295</text:p>
          </table:table-cell>
          <table:table-cell office:value-type="float" office:value="10700">
            <text:p>10700</text:p>
          </table:table-cell>
          <table:table-cell office:value-type="float" office:value="16359">
            <text:p>16359</text:p>
          </table:table-cell>
          <table:table-cell office:value-type="float" office:value="27126">
            <text:p>27126</text:p>
          </table:table-cell>
          <table:table-cell office:value-type="float" office:value="-338.75">
            <text:p>-338.75</text:p>
          </table:table-cell>
          <table:table-cell office:value-type="float" office:value="-547">
            <text:p>-547</text:p>
          </table:table-cell>
          <table:table-cell office:value-type="float" office:value="-467.5">
            <text:p>-467.5</text:p>
          </table:table-cell>
          <table:table-cell office:value-type="float" office:value="-0.0316588785046729">
            <text:p>-0.0316588785</text:p>
          </table:table-cell>
          <table:table-cell office:value-type="float" office:value="-0.0334372516657497">
            <text:p>-0.0334372517</text:p>
          </table:table-cell>
          <table:table-cell office:value-type="float" office:value="-0.0172343876723439">
            <text:p>-0.0172343877</text:p>
          </table:table-cell>
          <table:table-cell office:value-type="float" office:value="0.891158403026465">
            <text:p>0.891158403</text:p>
          </table:table-cell>
          <table:table-cell office:value-type="float" office:value="0.885160996775835">
            <text:p>0.8851609968</text:p>
          </table:table-cell>
          <table:table-cell office:value-type="float" office:value="0.94026181041894">
            <text:p>0.9402618104</text:p>
          </table:table-cell>
          <table:table-cell office:value-type="float" office:value="-21.5458112267576">
            <text:p>-21.5458112268</text:p>
          </table:table-cell>
          <table:table-cell office:value-type="float" office:value="-20.3812512701494">
            <text:p>-20.38125127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25">
            <text:p>625</text:p>
          </table:table-cell>
          <table:table-cell office:value-type="float" office:value="1308">
            <text:p>1308</text:p>
          </table:table-cell>
          <table:table-cell office:value-type="float" office:value="8988">
            <text:p>8988</text:p>
          </table:table-cell>
          <table:table-cell office:value-type="float" office:value="15408">
            <text:p>15408</text:p>
          </table:table-cell>
          <table:table-cell office:value-type="float" office:value="26796">
            <text:p>26796</text:p>
          </table:table-cell>
          <table:table-cell office:value-type="float" office:value="123.375">
            <text:p>123.375</text:p>
          </table:table-cell>
          <table:table-cell office:value-type="float" office:value="211.5">
            <text:p>211.5</text:p>
          </table:table-cell>
          <table:table-cell office:value-type="float" office:value="-195.25">
            <text:p>-195.25</text:p>
          </table:table-cell>
          <table:table-cell table:number-columns-repeated="2" office:value-type="float" office:value="0.0137266355140187">
            <text:p>0.0137266355</text:p>
          </table:table-cell>
          <table:table-cell office:value-type="float" office:value="-0.00728653530377668">
            <text:p>-0.0072865353</text:p>
          </table:table-cell>
          <table:table-cell table:number-columns-repeated="2" office:value-type="float" office:value="1.04841252852323">
            <text:p>1.0484125285</text:p>
          </table:table-cell>
          <table:table-cell office:value-type="float" office:value="0.974601189886379">
            <text:p>0.97460118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624">
            <text:p>624</text:p>
          </table:table-cell>
          <table:table-cell office:value-type="float" office:value="1309">
            <text:p>1309</text:p>
          </table:table-cell>
          <table:table-cell office:value-type="float" office:value="8926">
            <text:p>8926</text:p>
          </table:table-cell>
          <table:table-cell office:value-type="float" office:value="15174">
            <text:p>15174</text:p>
          </table:table-cell>
          <table:table-cell office:value-type="float" office:value="26554">
            <text:p>26554</text:p>
          </table:table-cell>
          <table:table-cell office:value-type="float" office:value="-99.375">
            <text:p>-99.375</text:p>
          </table:table-cell>
          <table:table-cell office:value-type="float" office:value="-168.875">
            <text:p>-168.875</text:p>
          </table:table-cell>
          <table:table-cell office:value-type="float" office:value="-184.25">
            <text:p>-184.25</text:p>
          </table:table-cell>
          <table:table-cell office:value-type="float" office:value="-0.0111332063634327">
            <text:p>-0.0111332064</text:p>
          </table:table-cell>
          <table:table-cell office:value-type="float" office:value="-0.0111292342164228">
            <text:p>-0.0111292342</text:p>
          </table:table-cell>
          <table:table-cell office:value-type="float" office:value="-0.00693869096934548">
            <text:p>-0.006938691</text:p>
          </table:table-cell>
          <table:table-cell office:value-type="float" office:value="0.96127671636449">
            <text:p>0.9612767164</text:p>
          </table:table-cell>
          <table:table-cell office:value-type="float" office:value="0.961290445556838">
            <text:p>0.9612904456</text:p>
          </table:table-cell>
          <table:table-cell office:value-type="float" office:value="0.975808946654732">
            <text:p>0.97580894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69">
            <text:p>569</text:p>
          </table:table-cell>
          <table:table-cell office:value-type="float" office:value="834">
            <text:p>834</text:p>
          </table:table-cell>
          <table:table-cell office:value-type="float" office:value="1255">
            <text:p>1255</text:p>
          </table:table-cell>
          <table:table-cell office:value-type="float" office:value="8615">
            <text:p>8615</text:p>
          </table:table-cell>
          <table:table-cell office:value-type="float" office:value="15356">
            <text:p>15356</text:p>
          </table:table-cell>
          <table:table-cell office:value-type="float" office:value="26114">
            <text:p>26114</text:p>
          </table:table-cell>
          <table:table-cell office:value-type="float" office:value="-218.875">
            <text:p>-218.875</text:p>
          </table:table-cell>
          <table:table-cell office:value-type="float" office:value="-380">
            <text:p>-380</text:p>
          </table:table-cell>
          <table:table-cell office:value-type="float" office:value="-310.75">
            <text:p>-310.75</text:p>
          </table:table-cell>
          <table:table-cell office:value-type="float" office:value="-0.0254062681369704">
            <text:p>-0.0254062681</text:p>
          </table:table-cell>
          <table:table-cell office:value-type="float" office:value="-0.0247460276113571">
            <text:p>-0.0247460276</text:p>
          </table:table-cell>
          <table:table-cell office:value-type="float" office:value="-0.0118997472620051">
            <text:p>-0.0118997473</text:p>
          </table:table-cell>
          <table:table-cell office:value-type="float" office:value="0.912343199303473">
            <text:p>0.9123431993</text:p>
          </table:table-cell>
          <table:table-cell office:value-type="float" office:value="0.914589140490032">
            <text:p>0.9145891405</text:p>
          </table:table-cell>
          <table:table-cell office:value-type="float" office:value="0.958628428393386">
            <text:p>0.9586284284</text:p>
          </table:table-cell>
          <table:table-cell office:value-type="float" office:value="-26.9344663143858">
            <text:p>-26.9344663144</text:p>
          </table:table-cell>
          <table:table-cell office:value-type="float" office:value="-27.6624214358791">
            <text:p>-27.66242143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15">
            <text:p>515</text:p>
          </table:table-cell>
          <table:table-cell office:value-type="float" office:value="1201">
            <text:p>1201</text:p>
          </table:table-cell>
          <table:table-cell office:value-type="float" office:value="7710">
            <text:p>7710</text:p>
          </table:table-cell>
          <table:table-cell office:value-type="float" office:value="14445">
            <text:p>14445</text:p>
          </table:table-cell>
          <table:table-cell office:value-type="float" office:value="24444">
            <text:p>24444</text:p>
          </table:table-cell>
          <table:table-cell office:value-type="float" office:value="-255.625">
            <text:p>-255.625</text:p>
          </table:table-cell>
          <table:table-cell office:value-type="float" office:value="178.125">
            <text:p>178.125</text:p>
          </table:table-cell>
          <table:table-cell office:value-type="float" office:value="267.875">
            <text:p>267.875</text:p>
          </table:table-cell>
          <table:table-cell office:value-type="float" office:value="-0.0331549935149157">
            <text:p>-0.0331549935</text:p>
          </table:table-cell>
          <table:table-cell office:value-type="float" office:value="0.012331256490135">
            <text:p>0.0123312565</text:p>
          </table:table-cell>
          <table:table-cell office:value-type="float" office:value="0.0109587219767632">
            <text:p>0.010958722</text:p>
          </table:table-cell>
          <table:table-cell office:value-type="float" office:value="0.886112059743944">
            <text:p>0.8861120597</text:p>
          </table:table-cell>
          <table:table-cell office:value-type="float" office:value="1.04345743509326">
            <text:p>1.0434574351</text:p>
          </table:table-cell>
          <table:table-cell office:value-type="float" office:value="1.0385909103499">
            <text:p>1.0385909103</text:p>
          </table:table-cell>
          <table:table-cell office:value-type="float" office:value="-20.557746889816">
            <text:p>-20.55774688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40">
            <text:p>540</text:p>
          </table:table-cell>
          <table:table-cell office:value-type="float" office:value="1226">
            <text:p>1226</text:p>
          </table:table-cell>
          <table:table-cell office:value-type="float" office:value="9021">
            <text:p>9021</text:p>
          </table:table-cell>
          <table:table-cell office:value-type="float" office:value="16146">
            <text:p>16146</text:p>
          </table:table-cell>
          <table:table-cell office:value-type="float" office:value="28213">
            <text:p>28213</text:p>
          </table:table-cell>
          <table:table-cell office:value-type="float" office:value="-286.5">
            <text:p>-286.5</text:p>
          </table:table-cell>
          <table:table-cell office:value-type="float" office:value="329">
            <text:p>329</text:p>
          </table:table-cell>
          <table:table-cell office:value-type="float" office:value="250.75">
            <text:p>250.75</text:p>
          </table:table-cell>
          <table:table-cell office:value-type="float" office:value="-0.0317592284669105">
            <text:p>-0.0317592285</text:p>
          </table:table-cell>
          <table:table-cell office:value-type="float" office:value="0.0203765638548247">
            <text:p>0.0203765639</text:p>
          </table:table-cell>
          <table:table-cell office:value-type="float" office:value="0.00888774678339772">
            <text:p>0.0088877468</text:p>
          </table:table-cell>
          <table:table-cell office:value-type="float" office:value="0.890819651607727">
            <text:p>0.8908196516</text:p>
          </table:table-cell>
          <table:table-cell office:value-type="float" office:value="1.07213177402676">
            <text:p>1.072131774</text:p>
          </table:table-cell>
          <table:table-cell office:value-type="float" office:value="1.03126193814595">
            <text:p>1.0312619381</text:p>
          </table:table-cell>
          <table:table-cell office:value-type="float" office:value="-21.4766257749023">
            <text:p>-21.4766257749</text:p>
          </table:table-cell>
          <table:table-cell office:value-type="float" office:value="34.3622910386615">
            <text:p>34.36229103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92">
            <text:p>592</text:p>
          </table:table-cell>
          <table:table-cell office:value-type="float" office:value="1277">
            <text:p>1277</text:p>
          </table:table-cell>
          <table:table-cell office:value-type="float" office:value="8845">
            <text:p>8845</text:p>
          </table:table-cell>
          <table:table-cell office:value-type="float" office:value="15921">
            <text:p>15921</text:p>
          </table:table-cell>
          <table:table-cell office:value-type="float" office:value="27663">
            <text:p>27663</text:p>
          </table:table-cell>
          <table:table-cell office:value-type="float" office:value="-154.875">
            <text:p>-154.875</text:p>
          </table:table-cell>
          <table:table-cell office:value-type="float" office:value="-99.8">
            <text:p>-99.8</text:p>
          </table:table-cell>
          <table:table-cell office:value-type="float" office:value="38.75">
            <text:p>38.75</text:p>
          </table:table-cell>
          <table:table-cell office:value-type="float" office:value="-0.0175098925946863">
            <text:p>-0.0175098926</text:p>
          </table:table-cell>
          <table:table-cell office:value-type="float" office:value="-0.00626845047421644">
            <text:p>-0.0062684505</text:p>
          </table:table-cell>
          <table:table-cell office:value-type="float" office:value="0.00140078805624842">
            <text:p>0.0014007881</text:p>
          </table:table-cell>
          <table:table-cell office:value-type="float" office:value="0.939316304742406">
            <text:p>0.9393163047</text:p>
          </table:table-cell>
          <table:table-cell office:value-type="float" office:value="0.978137438544084">
            <text:p>0.9781374385</text:p>
          </table:table-cell>
          <table:table-cell office:value-type="float" office:value="1.00490660412294">
            <text:p>1.004906604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51">
            <text:p>551</text:p>
          </table:table-cell>
          <table:table-cell office:value-type="float" office:value="814">
            <text:p>814</text:p>
          </table:table-cell>
          <table:table-cell office:value-type="float" office:value="1233">
            <text:p>1233</text:p>
          </table:table-cell>
          <table:table-cell office:value-type="float" office:value="8649">
            <text:p>8649</text:p>
          </table:table-cell>
          <table:table-cell office:value-type="float" office:value="15580">
            <text:p>15580</text:p>
          </table:table-cell>
          <table:table-cell office:value-type="float" office:value="27049">
            <text:p>27049</text:p>
          </table:table-cell>
          <table:table-cell office:value-type="float" office:value="-132.571428571429">
            <text:p>-132.5714285714</text:p>
          </table:table-cell>
          <table:table-cell office:value-type="float" office:value="-335.833333333333">
            <text:p>-335.8333333333</text:p>
          </table:table-cell>
          <table:table-cell office:value-type="float" office:value="-42.7142857142857">
            <text:p>-42.7142857143</text:p>
          </table:table-cell>
          <table:table-cell office:value-type="float" office:value="-0.0153279487306542">
            <text:p>-0.0153279487</text:p>
          </table:table-cell>
          <table:table-cell office:value-type="float" office:value="-0.0215554129225503">
            <text:p>-0.0215554129</text:p>
          </table:table-cell>
          <table:table-cell office:value-type="float" office:value="-0.00157914472676571">
            <text:p>-0.0015791447</text:p>
          </table:table-cell>
          <table:table-cell office:value-type="float" office:value="0.946812673626798">
            <text:p>0.9468126736</text:p>
          </table:table-cell>
          <table:table-cell office:value-type="float" office:value="0.925466740990547">
            <text:p>0.925466741</text:p>
          </table:table-cell>
          <table:table-cell office:value-type="float" office:value="0.994477881104533">
            <text:p>0.9944778811</text:p>
          </table:table-cell>
          <table:table-cell office:value-type="float" office:value="0">
            <text:p>0</text:p>
          </table:table-cell>
          <table:table-cell office:value-type="float" office:value="-31.8086929947619">
            <text:p>-31.80869299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5">
            <text:p>5</text:p>
          </table:table-cell>
          <table:table-cell office:value-type="float" office:value="540">
            <text:p>540</text:p>
          </table:table-cell>
          <table:table-cell table:number-columns-repeated="2" office:value-type="float" office:value="1218">
            <text:p>1218</text:p>
          </table:table-cell>
          <table:table-cell office:value-type="float" office:value="8551">
            <text:p>8551</text:p>
          </table:table-cell>
          <table:table-cell office:value-type="float" office:value="15844">
            <text:p>15844</text:p>
          </table:table-cell>
          <table:table-cell office:value-type="float" office:value="27727">
            <text:p>27727</text:p>
          </table:table-cell>
          <table:table-cell table:number-columns-repeated="6" office:value-type="float" office:value="0">
            <text:p>0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.09">
            <text:p>1.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534">
            <text:p>534</text:p>
          </table:table-cell>
          <table:table-cell office:value-type="float" office:value="1207">
            <text:p>1207</text:p>
          </table:table-cell>
          <table:table-cell office:value-type="float" office:value="7927">
            <text:p>7927</text:p>
          </table:table-cell>
          <table:table-cell office:value-type="float" office:value="15113">
            <text:p>15113</text:p>
          </table:table-cell>
          <table:table-cell office:value-type="float" office:value="28421">
            <text:p>28421</text:p>
          </table:table-cell>
          <table:table-cell office:value-type="float" office:value="-266.8">
            <text:p>-266.8</text:p>
          </table:table-cell>
          <table:table-cell office:value-type="float" office:value="-250.2">
            <text:p>-250.2</text:p>
          </table:table-cell>
          <table:table-cell office:value-type="float" office:value="0">
            <text:p>0</text:p>
          </table:table-cell>
          <table:table-cell office:value-type="float" office:value="-0.033657121231235">
            <text:p>-0.0336571212</text:p>
          </table:table-cell>
          <table:table-cell office:value-type="float" office:value="-0.0165552835307351">
            <text:p>-0.0165552835</text:p>
          </table:table-cell>
          <table:table-cell office:value-type="float" office:value="0">
            <text:p>0</text:p>
          </table:table-cell>
          <table:table-cell office:value-type="float" office:value="0.884420367237443">
            <text:p>0.8844203672</text:p>
          </table:table-cell>
          <table:table-cell office:value-type="float" office:value="0.942593699371482">
            <text:p>0.9425936994</text:p>
          </table:table-cell>
          <table:table-cell office:value-type="float" office:value="1.09">
            <text:p>1.09</text:p>
          </table:table-cell>
          <table:table-cell office:value-type="float" office:value="-20.2458180585785">
            <text:p>-20.245818058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521">
            <text:p>521</text:p>
          </table:table-cell>
          <table:table-cell office:value-type="float" office:value="781">
            <text:p>781</text:p>
          </table:table-cell>
          <table:table-cell office:value-type="float" office:value="1187">
            <text:p>1187</text:p>
          </table:table-cell>
          <table:table-cell office:value-type="float" office:value="7687">
            <text:p>7687</text:p>
          </table:table-cell>
          <table:table-cell office:value-type="float" office:value="14795">
            <text:p>14795</text:p>
          </table:table-cell>
          <table:table-cell office:value-type="float" office:value="29133">
            <text:p>29133</text:p>
          </table:table-cell>
          <table:table-cell office:value-type="float" office:value="-289.5">
            <text:p>-289.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376609860803955">
            <text:p>-0.0376609861</text:p>
          </table:table-cell>
          <table:table-cell table:number-columns-repeated="2" office:value-type="float" office:value="0">
            <text:p>0</text:p>
          </table:table-cell>
          <table:table-cell office:value-type="float" office:value="0.870966514468809">
            <text:p>0.8709665145</text:p>
          </table:table-cell>
          <table:table-cell office:value-type="float" office:value="1.1">
            <text:p>1.1</text:p>
          </table:table-cell>
          <table:table-cell office:value-type="float" office:value="1.09">
            <text:p>1.09</text:p>
          </table:table-cell>
          <table:table-cell office:value-type="float" office:value="-18.0561222775512">
            <text:p>-18.056122277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5">
            <text:p>5</text:p>
          </table:table-cell>
          <table:table-cell office:value-type="float" office:value="428">
            <text:p>428</text:p>
          </table:table-cell>
          <table:table-cell table:number-columns-repeated="2" office:value-type="float" office:value="1085">
            <text:p>1085</text:p>
          </table:table-cell>
          <table:table-cell office:value-type="float" office:value="7505">
            <text:p>7505</text:p>
          </table:table-cell>
          <table:table-cell office:value-type="float" office:value="14520">
            <text:p>14520</text:p>
          </table:table-cell>
          <table:table-cell office:value-type="float" office:value="29863">
            <text:p>29863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0.92">
            <text:p>0.92</text:p>
          </table:table-cell>
          <table:table-cell office:value-type="float" office:value="1.09">
            <text:p>1.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7328">
            <text:p>7328</text:p>
          </table:table-cell>
          <table:table-cell office:value-type="float" office:value="14288">
            <text:p>14288</text:p>
          </table:table-cell>
          <table:table-cell office:value-type="float" office:value="30611">
            <text:p>3061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0.92">
            <text:p>0.92</text:p>
          </table:table-cell>
          <table:table-cell office:value-type="float" office:value="1.09">
            <text:p>1.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6">
            <text:p>186</text:p>
          </table:table-cell>
          <table:table-cell office:value-type="float" office:value="7187.25">
            <text:p>7187.25</text:p>
          </table:table-cell>
          <table:table-cell office:value-type="float" office:value="23938.75">
            <text:p>23938.75</text:p>
          </table:table-cell>
          <table:table-cell office:value-type="float" office:value="14.1825">
            <text:p>14.1825</text:p>
          </table:table-cell>
          <table:table-cell table:number-columns-repeated="3" office:value-type="float" office:value="5">
            <text:p>5</text:p>
          </table:table-cell>
          <table:table-cell office:value-type="float" office:value="520">
            <text:p>520</text:p>
          </table:table-cell>
          <table:table-cell office:value-type="float" office:value="769">
            <text:p>769</text:p>
          </table:table-cell>
          <table:table-cell office:value-type="float" office:value="1159">
            <text:p>1159</text:p>
          </table:table-cell>
          <table:table-cell office:value-type="float" office:value="7155">
            <text:p>7155</text:p>
          </table:table-cell>
          <table:table-cell office:value-type="float" office:value="14034">
            <text:p>14034</text:p>
          </table:table-cell>
          <table:table-cell office:value-type="float" office:value="31378">
            <text:p>31378</text:p>
          </table:table-cell>
          <table:table-cell table:number-columns-repeated="6" office:value-type="float" office:value="0">
            <text:p>0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office:value-type="float" office:value="1.09">
            <text:p>1.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85.666666666667">
            <text:p>185.6666666667</text:p>
          </table:table-cell>
          <table:table-cell office:value-type="float" office:value="7138">
            <text:p>7138</text:p>
          </table:table-cell>
          <table:table-cell office:value-type="float" office:value="21229.3333333333">
            <text:p>21229.3333333333</text:p>
          </table:table-cell>
          <table:table-cell office:value-type="float" office:value="14.3066666666667">
            <text:p>14.3066666667</text:p>
          </table:table-cell>
          <table:table-cell table:number-columns-repeated="3" office:value-type="float" office:value="5">
            <text:p>5</text:p>
          </table:table-cell>
          <table:table-cell office:value-type="float" office:value="535">
            <text:p>535</text:p>
          </table:table-cell>
          <table:table-cell office:value-type="float" office:value="779">
            <text:p>779</text:p>
          </table:table-cell>
          <table:table-cell office:value-type="float" office:value="1164">
            <text:p>1164</text:p>
          </table:table-cell>
          <table:table-cell office:value-type="float" office:value="6986">
            <text:p>6986</text:p>
          </table:table-cell>
          <table:table-cell office:value-type="float" office:value="13684">
            <text:p>13684</text:p>
          </table:table-cell>
          <table:table-cell office:value-type="float" office:value="32164">
            <text:p>32164</text:p>
          </table:table-cell>
          <table:table-cell table:number-columns-repeated="6" office:value-type="float" office:value="0">
            <text:p>0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office:value-type="float" office:value="1.09">
            <text:p>1.09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18" table:number-columns-repeated="3" table:default-cell-style-name="Default"/>
        <table:table-column table:style-name="co13" table:number-columns-repeated="3" table:default-cell-style-name="Default"/>
        <table:table-row table:style-name="ro1"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1.09">
            <text:p>1.09</text:p>
          </table:table-cell>
          <table:table-cell office:value-type="float" office:value="-27">
            <text:p>-27</text:p>
          </table:table-cell>
          <table:table-cell office:value-type="float" office:value="-29">
            <text:p>-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0.8">
            <text:p>10.8</text:p>
          </table:table-cell>
          <table:table-cell office:value-type="float" office:value="14.9">
            <text:p>14.9</text:p>
          </table:table-cell>
          <table:table-cell office:value-type="float" office:value="24.1">
            <text:p>24.1</text:p>
          </table:table-cell>
          <table:table-cell office:value-type="float" office:value="10577">
            <text:p>10577</text:p>
          </table:table-cell>
          <table:table-cell office:value-type="float" office:value="11495">
            <text:p>11495</text:p>
          </table:table-cell>
          <table:table-cell office:value-type="float" office:value="13658">
            <text:p>1365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3:5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3:55:34.37</dc:date>
    <dc:creator>Liam Widdess</dc:creator>
    <meta:editing-duration>P2DT3H30M49S</meta:editing-duration>
    <meta:editing-cycles>185</meta:editing-cycles>
    <meta:generator>OpenOffice/4.1.7$Win32 OpenOffice.org_project/417m1$Build-9800</meta:generator>
    <meta:document-statistic meta:table-count="8" meta:cell-count="8861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60">
                <text:p>7360</text:p>
              </table:table-cell>
              <table:table-cell office:value-type="float" office:value="13137">
                <text:p>1313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476">
                <text:p>1347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687">
                <text:p>14687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222">
                <text:p>9222</text:p>
              </table:table-cell>
              <table:table-cell office:value-type="float" office:value="16587">
                <text:p>16587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66">
                <text:p>9166</text:p>
              </table:table-cell>
              <table:table-cell office:value-type="float" office:value="16088">
                <text:p>1608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992">
                <text:p>1499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6183">
                <text:p>16183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276">
                <text:p>11276</text:p>
              </table:table-cell>
              <table:table-cell office:value-type="float" office:value="16388">
                <text:p>1638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96">
                <text:p>7096</text:p>
              </table:table-cell>
              <table:table-cell office:value-type="float" office:value="11035">
                <text:p>11035</text:p>
              </table:table-cell>
              <table:table-cell office:value-type="float" office:value="16089">
                <text:p>16089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732">
                <text:p>7732</text:p>
              </table:table-cell>
              <table:table-cell office:value-type="float" office:value="11094">
                <text:p>11094</text:p>
              </table:table-cell>
              <table:table-cell office:value-type="float" office:value="16257">
                <text:p>1625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500">
                <text:p>8500</text:p>
              </table:table-cell>
              <table:table-cell office:value-type="float" office:value="11588">
                <text:p>11588</text:p>
              </table:table-cell>
              <table:table-cell office:value-type="float" office:value="17713">
                <text:p>17713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9058">
                <text:p>9058</text:p>
              </table:table-cell>
              <table:table-cell office:value-type="float" office:value="11987">
                <text:p>11987</text:p>
              </table:table-cell>
              <table:table-cell office:value-type="float" office:value="18386">
                <text:p>18386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698">
                <text:p>8698</text:p>
              </table:table-cell>
              <table:table-cell office:value-type="float" office:value="11716">
                <text:p>11716</text:p>
              </table:table-cell>
              <table:table-cell office:value-type="float" office:value="17874">
                <text:p>178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650">
                <text:p>8650</text:p>
              </table:table-cell>
              <table:table-cell office:value-type="float" office:value="11984">
                <text:p>11984</text:p>
              </table:table-cell>
              <table:table-cell office:value-type="float" office:value="18553">
                <text:p>1855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42">
                <text:p>9242</text:p>
              </table:table-cell>
              <table:table-cell office:value-type="float" office:value="13268">
                <text:p>13268</text:p>
              </table:table-cell>
              <table:table-cell office:value-type="float" office:value="18609">
                <text:p>18609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058">
                <text:p>9058</text:p>
              </table:table-cell>
              <table:table-cell office:value-type="float" office:value="13014">
                <text:p>13014</text:p>
              </table:table-cell>
              <table:table-cell office:value-type="float" office:value="17890">
                <text:p>17890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698">
                <text:p>8698</text:p>
              </table:table-cell>
              <table:table-cell office:value-type="float" office:value="12989">
                <text:p>12989</text:p>
              </table:table-cell>
              <table:table-cell office:value-type="float" office:value="18357">
                <text:p>183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9350">
                <text:p>9350</text:p>
              </table:table-cell>
              <table:table-cell office:value-type="float" office:value="13482">
                <text:p>13482</text:p>
              </table:table-cell>
              <table:table-cell office:value-type="float" office:value="18964">
                <text:p>1896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178">
                <text:p>10178</text:p>
              </table:table-cell>
              <table:table-cell office:value-type="float" office:value="13538">
                <text:p>13538</text:p>
              </table:table-cell>
              <table:table-cell office:value-type="float" office:value="19531">
                <text:p>19531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0349">
                <text:p>10349</text:p>
              </table:table-cell>
              <table:table-cell office:value-type="float" office:value="13256">
                <text:p>13256</text:p>
              </table:table-cell>
              <table:table-cell office:value-type="float" office:value="19173">
                <text:p>1917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828">
                <text:p>9828</text:p>
              </table:table-cell>
              <table:table-cell office:value-type="float" office:value="13326">
                <text:p>13326</text:p>
              </table:table-cell>
              <table:table-cell office:value-type="float" office:value="20763">
                <text:p>20763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063">
                <text:p>10063</text:p>
              </table:table-cell>
              <table:table-cell office:value-type="float" office:value="13820">
                <text:p>13820</text:p>
              </table:table-cell>
              <table:table-cell office:value-type="float" office:value="20968">
                <text:p>2096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0266">
                <text:p>10266</text:p>
              </table:table-cell>
              <table:table-cell office:value-type="float" office:value="14352">
                <text:p>14352</text:p>
              </table:table-cell>
              <table:table-cell office:value-type="float" office:value="20997">
                <text:p>2099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852">
                <text:p>9852</text:p>
              </table:table-cell>
              <table:table-cell office:value-type="float" office:value="14202">
                <text:p>14202</text:p>
              </table:table-cell>
              <table:table-cell office:value-type="float" office:value="22035">
                <text:p>22035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620">
                <text:p>9620</text:p>
              </table:table-cell>
              <table:table-cell office:value-type="float" office:value="14530">
                <text:p>14530</text:p>
              </table:table-cell>
              <table:table-cell office:value-type="float" office:value="24493">
                <text:p>2449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0314">
                <text:p>10314</text:p>
              </table:table-cell>
              <table:table-cell office:value-type="float" office:value="15438">
                <text:p>15438</text:p>
              </table:table-cell>
              <table:table-cell office:value-type="float" office:value="26412">
                <text:p>26412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833">
                <text:p>10833</text:p>
              </table:table-cell>
              <table:table-cell office:value-type="float" office:value="16027">
                <text:p>16027</text:p>
              </table:table-cell>
              <table:table-cell office:value-type="float" office:value="27917">
                <text:p>2791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0458">
                <text:p>10458</text:p>
              </table:table-cell>
              <table:table-cell office:value-type="float" office:value="16874">
                <text:p>16874</text:p>
              </table:table-cell>
              <table:table-cell office:value-type="float" office:value="28928">
                <text:p>2892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1058">
                <text:p>11058</text:p>
              </table:table-cell>
              <table:table-cell office:value-type="float" office:value="17437">
                <text:p>17437</text:p>
              </table:table-cell>
              <table:table-cell office:value-type="float" office:value="29907">
                <text:p>29907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1499">
                <text:p>11499</text:p>
              </table:table-cell>
              <table:table-cell office:value-type="float" office:value="18530">
                <text:p>18530</text:p>
              </table:table-cell>
              <table:table-cell office:value-type="float" office:value="31407">
                <text:p>3140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1170">
                <text:p>11170</text:p>
              </table:table-cell>
              <table:table-cell office:value-type="float" office:value="19289">
                <text:p>19289</text:p>
              </table:table-cell>
              <table:table-cell office:value-type="float" office:value="32897">
                <text:p>32897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1685">
                <text:p>11685</text:p>
              </table:table-cell>
              <table:table-cell office:value-type="float" office:value="20193">
                <text:p>20193</text:p>
              </table:table-cell>
              <table:table-cell office:value-type="float" office:value="34233">
                <text:p>34233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3150">
                <text:p>13150</text:p>
              </table:table-cell>
              <table:table-cell office:value-type="float" office:value="21720">
                <text:p>21720</text:p>
              </table:table-cell>
              <table:table-cell office:value-type="float" office:value="35310">
                <text:p>35310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736">
                <text:p>13736</text:p>
              </table:table-cell>
              <table:table-cell office:value-type="float" office:value="22356">
                <text:p>22356</text:p>
              </table:table-cell>
              <table:table-cell office:value-type="float" office:value="33375">
                <text:p>3337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4790">
                <text:p>14790</text:p>
              </table:table-cell>
              <table:table-cell office:value-type="float" office:value="22524">
                <text:p>22524</text:p>
              </table:table-cell>
              <table:table-cell office:value-type="float" office:value="32094">
                <text:p>32094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5460">
                <text:p>15460</text:p>
              </table:table-cell>
              <table:table-cell office:value-type="float" office:value="22080">
                <text:p>22080</text:p>
              </table:table-cell>
              <table:table-cell office:value-type="float" office:value="33743">
                <text:p>33743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5942">
                <text:p>15942</text:p>
              </table:table-cell>
              <table:table-cell office:value-type="float" office:value="21808">
                <text:p>21808</text:p>
              </table:table-cell>
              <table:table-cell office:value-type="float" office:value="34188">
                <text:p>3418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6380">
                <text:p>16380</text:p>
              </table:table-cell>
              <table:table-cell office:value-type="float" office:value="22072">
                <text:p>22072</text:p>
              </table:table-cell>
              <table:table-cell office:value-type="float" office:value="32497">
                <text:p>32497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6852">
                <text:p>16852</text:p>
              </table:table-cell>
              <table:table-cell office:value-type="float" office:value="22443">
                <text:p>22443</text:p>
              </table:table-cell>
              <table:table-cell office:value-type="float" office:value="31941">
                <text:p>31941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6340">
                <text:p>16340</text:p>
              </table:table-cell>
              <table:table-cell office:value-type="float" office:value="23459">
                <text:p>23459</text:p>
              </table:table-cell>
              <table:table-cell office:value-type="float" office:value="33867">
                <text:p>33867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5820">
                <text:p>15820</text:p>
              </table:table-cell>
              <table:table-cell office:value-type="float" office:value="23874">
                <text:p>23874</text:p>
              </table:table-cell>
              <table:table-cell office:value-type="float" office:value="33712">
                <text:p>3371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6370">
                <text:p>16370</text:p>
              </table:table-cell>
              <table:table-cell office:value-type="float" office:value="22305">
                <text:p>22305</text:p>
              </table:table-cell>
              <table:table-cell office:value-type="float" office:value="31730">
                <text:p>31730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6660">
                <text:p>16660</text:p>
              </table:table-cell>
              <table:table-cell office:value-type="float" office:value="21878">
                <text:p>21878</text:p>
              </table:table-cell>
              <table:table-cell office:value-type="float" office:value="30864">
                <text:p>30864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5959">
                <text:p>15959</text:p>
              </table:table-cell>
              <table:table-cell office:value-type="float" office:value="22146">
                <text:p>22146</text:p>
              </table:table-cell>
              <table:table-cell office:value-type="float" office:value="32593">
                <text:p>32593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5458">
                <text:p>15458</text:p>
              </table:table-cell>
              <table:table-cell office:value-type="float" office:value="21946">
                <text:p>21946</text:p>
              </table:table-cell>
              <table:table-cell office:value-type="float" office:value="33079">
                <text:p>33079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5674">
                <text:p>15674</text:p>
              </table:table-cell>
              <table:table-cell office:value-type="float" office:value="22065">
                <text:p>22065</text:p>
              </table:table-cell>
              <table:table-cell office:value-type="float" office:value="31811">
                <text:p>3181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6425">
                <text:p>16425</text:p>
              </table:table-cell>
              <table:table-cell office:value-type="float" office:value="21894">
                <text:p>21894</text:p>
              </table:table-cell>
              <table:table-cell office:value-type="float" office:value="35069">
                <text:p>35069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6500">
                <text:p>16500</text:p>
              </table:table-cell>
              <table:table-cell office:value-type="float" office:value="23252">
                <text:p>23252</text:p>
              </table:table-cell>
              <table:table-cell office:value-type="float" office:value="36905">
                <text:p>36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6630">
                <text:p>16630</text:p>
              </table:table-cell>
              <table:table-cell office:value-type="float" office:value="23568">
                <text:p>23568</text:p>
              </table:table-cell>
              <table:table-cell office:value-type="float" office:value="33654">
                <text:p>33654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6275">
                <text:p>16275</text:p>
              </table:table-cell>
              <table:table-cell office:value-type="float" office:value="21464">
                <text:p>21464</text:p>
              </table:table-cell>
              <table:table-cell office:value-type="float" office:value="31221">
                <text:p>31221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329">
                <text:p>14329</text:p>
              </table:table-cell>
              <table:table-cell office:value-type="float" office:value="21094">
                <text:p>21094</text:p>
              </table:table-cell>
              <table:table-cell office:value-type="float" office:value="34269">
                <text:p>34269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3156">
                <text:p>13156</text:p>
              </table:table-cell>
              <table:table-cell office:value-type="float" office:value="21120">
                <text:p>21120</text:p>
              </table:table-cell>
              <table:table-cell office:value-type="float" office:value="36080">
                <text:p>36080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2581">
                <text:p>12581</text:p>
              </table:table-cell>
              <table:table-cell office:value-type="float" office:value="21000">
                <text:p>21000</text:p>
              </table:table-cell>
              <table:table-cell office:value-type="float" office:value="32636">
                <text:p>32636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4329">
                <text:p>14329</text:p>
              </table:table-cell>
              <table:table-cell office:value-type="float" office:value="20702">
                <text:p>20702</text:p>
              </table:table-cell>
              <table:table-cell office:value-type="float" office:value="30315">
                <text:p>3031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3776">
                <text:p>13776</text:p>
              </table:table-cell>
              <table:table-cell office:value-type="float" office:value="20704">
                <text:p>20704</text:p>
              </table:table-cell>
              <table:table-cell office:value-type="float" office:value="33260">
                <text:p>33260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2915">
                <text:p>12915</text:p>
              </table:table-cell>
              <table:table-cell office:value-type="float" office:value="20272">
                <text:p>20272</text:p>
              </table:table-cell>
              <table:table-cell office:value-type="float" office:value="34655">
                <text:p>34655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2581">
                <text:p>12581</text:p>
              </table:table-cell>
              <table:table-cell office:value-type="float" office:value="19872">
                <text:p>19872</text:p>
              </table:table-cell>
              <table:table-cell office:value-type="float" office:value="31484">
                <text:p>3148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3104">
                <text:p>13104</text:p>
              </table:table-cell>
              <table:table-cell office:value-type="float" office:value="20113">
                <text:p>20113</text:p>
              </table:table-cell>
              <table:table-cell office:value-type="float" office:value="28658">
                <text:p>2865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1380">
                <text:p>11380</text:p>
              </table:table-cell>
              <table:table-cell office:value-type="float" office:value="18676">
                <text:p>18676</text:p>
              </table:table-cell>
              <table:table-cell office:value-type="float" office:value="28864">
                <text:p>2886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0300">
                <text:p>10300</text:p>
              </table:table-cell>
              <table:table-cell office:value-type="float" office:value="17540">
                <text:p>17540</text:p>
              </table:table-cell>
              <table:table-cell office:value-type="float" office:value="27195">
                <text:p>27195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0800">
                <text:p>10800</text:p>
              </table:table-cell>
              <table:table-cell office:value-type="float" office:value="18125">
                <text:p>18125</text:p>
              </table:table-cell>
              <table:table-cell office:value-type="float" office:value="28658">
                <text:p>2865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1840">
                <text:p>11840</text:p>
              </table:table-cell>
              <table:table-cell office:value-type="float" office:value="18340">
                <text:p>18340</text:p>
              </table:table-cell>
              <table:table-cell office:value-type="float" office:value="30176">
                <text:p>3017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1020">
                <text:p>11020</text:p>
              </table:table-cell>
              <table:table-cell office:value-type="float" office:value="17514">
                <text:p>17514</text:p>
              </table:table-cell>
              <table:table-cell office:value-type="float" office:value="28490">
                <text:p>28490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800">
                <text:p>10800</text:p>
              </table:table-cell>
              <table:table-cell office:value-type="float" office:value="17004">
                <text:p>17004</text:p>
              </table:table-cell>
              <table:table-cell office:value-type="float" office:value="28776">
                <text:p>2877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80">
                <text:p>10680</text:p>
              </table:table-cell>
              <table:table-cell office:value-type="float" office:value="17164">
                <text:p>17164</text:p>
              </table:table-cell>
              <table:table-cell office:value-type="float" office:value="28798">
                <text:p>28798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420">
                <text:p>10420</text:p>
              </table:table-cell>
              <table:table-cell office:value-type="float" office:value="17168">
                <text:p>17168</text:p>
              </table:table-cell>
              <table:table-cell office:value-type="float" office:value="27610">
                <text:p>27610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8560">
                <text:p>8560</text:p>
              </table:table-cell>
              <table:table-cell office:value-type="float" office:value="15979">
                <text:p>15979</text:p>
              </table:table-cell>
              <table:table-cell office:value-type="float" office:value="26422">
                <text:p>2642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9640">
                <text:p>9640</text:p>
              </table:table-cell>
              <table:table-cell office:value-type="float" office:value="16100">
                <text:p>16100</text:p>
              </table:table-cell>
              <table:table-cell office:value-type="float" office:value="26972">
                <text:p>2697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400">
                <text:p>10400</text:p>
              </table:table-cell>
              <table:table-cell office:value-type="float" office:value="16716">
                <text:p>16716</text:p>
              </table:table-cell>
              <table:table-cell office:value-type="float" office:value="28094">
                <text:p>280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700">
                <text:p>10700</text:p>
              </table:table-cell>
              <table:table-cell office:value-type="float" office:value="16359">
                <text:p>16359</text:p>
              </table:table-cell>
              <table:table-cell office:value-type="float" office:value="27126">
                <text:p>27126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8988">
                <text:p>8988</text:p>
              </table:table-cell>
              <table:table-cell office:value-type="float" office:value="15408">
                <text:p>15408</text:p>
              </table:table-cell>
              <table:table-cell office:value-type="float" office:value="26796">
                <text:p>26796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8926">
                <text:p>8926</text:p>
              </table:table-cell>
              <table:table-cell office:value-type="float" office:value="15174">
                <text:p>15174</text:p>
              </table:table-cell>
              <table:table-cell office:value-type="float" office:value="26554">
                <text:p>265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8615">
                <text:p>8615</text:p>
              </table:table-cell>
              <table:table-cell office:value-type="float" office:value="15356">
                <text:p>15356</text:p>
              </table:table-cell>
              <table:table-cell office:value-type="float" office:value="26114">
                <text:p>2611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710">
                <text:p>7710</text:p>
              </table:table-cell>
              <table:table-cell office:value-type="float" office:value="14445">
                <text:p>14445</text:p>
              </table:table-cell>
              <table:table-cell office:value-type="float" office:value="24444">
                <text:p>2444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021">
                <text:p>9021</text:p>
              </table:table-cell>
              <table:table-cell office:value-type="float" office:value="16146">
                <text:p>16146</text:p>
              </table:table-cell>
              <table:table-cell office:value-type="float" office:value="28213">
                <text:p>2821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5921">
                <text:p>15921</text:p>
              </table:table-cell>
              <table:table-cell office:value-type="float" office:value="27663">
                <text:p>27663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649">
                <text:p>8649</text:p>
              </table:table-cell>
              <table:table-cell office:value-type="float" office:value="15580">
                <text:p>15580</text:p>
              </table:table-cell>
              <table:table-cell office:value-type="float" office:value="27049">
                <text:p>2704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551">
                <text:p>8551</text:p>
              </table:table-cell>
              <table:table-cell office:value-type="float" office:value="15844">
                <text:p>15844</text:p>
              </table:table-cell>
              <table:table-cell office:value-type="float" office:value="27727">
                <text:p>2772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927">
                <text:p>7927</text:p>
              </table:table-cell>
              <table:table-cell office:value-type="float" office:value="15113">
                <text:p>15113</text:p>
              </table:table-cell>
              <table:table-cell office:value-type="float" office:value="28421">
                <text:p>28421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687">
                <text:p>7687</text:p>
              </table:table-cell>
              <table:table-cell office:value-type="float" office:value="14795">
                <text:p>14795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505">
                <text:p>7505</text:p>
              </table:table-cell>
              <table:table-cell office:value-type="float" office:value="14520">
                <text:p>14520</text:p>
              </table:table-cell>
              <table:table-cell office:value-type="float" office:value="29863">
                <text:p>29863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328">
                <text:p>7328</text:p>
              </table:table-cell>
              <table:table-cell office:value-type="float" office:value="14288">
                <text:p>14288</text:p>
              </table:table-cell>
              <table:table-cell office:value-type="float" office:value="30611">
                <text:p>30611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55">
                <text:p>7155</text:p>
              </table:table-cell>
              <table:table-cell office:value-type="float" office:value="14034">
                <text:p>14034</text:p>
              </table:table-cell>
              <table:table-cell office:value-type="float" office:value="31378">
                <text:p>3137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6986">
                <text:p>6986</text:p>
              </table:table-cell>
              <table:table-cell office:value-type="float" office:value="13684">
                <text:p>13684</text:p>
              </table:table-cell>
              <table:table-cell office:value-type="float" office:value="32164">
                <text:p>321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7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87.25">
                <text:p>7187.25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138">
                <text:p>7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04cm" svg:y="1.404cm" svg:width="30.963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1825">
                <text:p>14.1825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4.3066666666667">
                <text:p>14.30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82cm" svg:y="1.352cm" svg:width="31.41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20625352726135">
                <text:p>1.20625352726135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3111603745459">
                <text:p>1.23111603745459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409034453339">
                <text:p>1.204090344533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397287498312">
                <text:p>1.2339728749831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8047528564941">
                <text:p>1.2804752856494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7774931900335">
                <text:p>1.27774931900335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27758166363708">
                <text:p>1.2775816636370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5244922320524">
                <text:p>1.05244922320524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7078238723674">
                <text:p>1.0707823872367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8524930246661">
                <text:p>1.08524930246661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1504036035145">
                <text:p>1.11504036035145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173817213825">
                <text:p>1.08173817213825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746142710335">
                <text:p>1.0746142710335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6940611587126">
                <text:p>1.0694061158712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4448579115565">
                <text:p>1.04448579115565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7001821465792">
                <text:p>1.0700182146579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5030768564078">
                <text:p>1.0503076856407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1087718923012">
                <text:p>1.01087718923012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4276472293427">
                <text:p>1.04276472293427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5136841787071">
                <text:p>1.05136841787071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2051734939453">
                <text:p>1.02051734939453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278299693984">
                <text:p>1.0427829969398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6743710798957">
                <text:p>1.0674371079895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635317405335">
                <text:p>1.1635317405335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4295361492902">
                <text:p>1.14295361492902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8911352047676">
                <text:p>1.189113520476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8226638309369">
                <text:p>1.18226638309369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6705231376109">
                <text:p>1.1670523137610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929891418621">
                <text:p>1.1929891418621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03264844005795">
                <text:p>1.0326484400579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01380990761982">
                <text:p>1.0138099076198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992058817077">
                <text:p>1.15992058817077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09808891783861">
                <text:p>1.09808891783861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.04219751782219">
                <text:p>1.04219751782219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90641884625376">
                <text:p>0.99064188462537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0.974844709790398">
                <text:p>0.9748447097903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55067369738">
                <text:p>1.09655067369738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8034291927912">
                <text:p>0.98803429192791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01637971719462">
                <text:p>1.0163797171946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1856343972708">
                <text:p>1.01856343972708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3876019314268">
                <text:p>1.03876019314268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9311784201441">
                <text:p>0.979311784201441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.04296269800648">
                <text:p>1.04296269800648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0297177074843">
                <text:p>1.0029717707484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242635364472">
                <text:p>1.024263536447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6321972350958">
                <text:p>0.98632197235095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998288250766841">
                <text:p>0.998288250766841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731156136481">
                <text:p>1.01731156136481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0.928995942955008">
                <text:p>0.928995942955008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.0454151309016">
                <text:p>1.045415130901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0.849878064340359">
                <text:p>0.849878064340359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0.991033733402778">
                <text:p>0.9910337334027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0.977658091390757">
                <text:p>0.977658091390757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.03467637610515">
                <text:p>1.03467637610515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993790711516742">
                <text:p>0.99379071151674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21747827399706">
                <text:p>0.92174782739970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525338512966">
                <text:p>0.89525338512966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44942508131242">
                <text:p>0.844942508131242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774562388307098">
                <text:p>0.7745623883070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951038416">
                <text:p>0.995103841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12195053100052">
                <text:p>0.91219505310005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46435334645952">
                <text:p>0.94643533464595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.00167284811943">
                <text:p>1.00167284811943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64165837672214">
                <text:p>0.96416583767221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24807970647484">
                <text:p>0.924807970647484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890049911314521">
                <text:p>0.89004991131452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504">
                <text:p>0.9504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80276208302821">
                <text:p>0.980276208302821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885160996775835">
                <text:p>0.88516099677583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.04841252852323">
                <text:p>1.0484125285232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1290445556838">
                <text:p>0.961290445556838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14589140490032">
                <text:p>0.91458914049003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.04345743509326">
                <text:p>1.0434574350932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.07213177402676">
                <text:p>1.07213177402676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78137438544084">
                <text:p>0.97813743854408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25466740990547">
                <text:p>0.92546674099054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2593699371482">
                <text:p>0.94259369937148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3938.75">
                <text:p>23938.75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21229.3333333333">
                <text:p>21229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